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75cm"/>
    </style:style>
    <style:style style:name="co2" style:family="table-column">
      <style:table-column-properties fo:break-before="auto" style:column-width="11.51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706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693cm"/>
    </style:style>
    <style:style style:name="co7" style:family="table-column">
      <style:table-column-properties fo:break-before="auto" style:column-width="11.356cm"/>
    </style:style>
    <style:style style:name="co8" style:family="table-column">
      <style:table-column-properties fo:break-before="auto" style:column-width="11.709cm"/>
    </style:style>
    <style:style style:name="co9" style:family="table-column">
      <style:table-column-properties fo:break-before="auto" style:column-width="14.242cm"/>
    </style:style>
    <style:style style:name="co10" style:family="table-column">
      <style:table-column-properties fo:break-before="auto" style:column-width="12.663cm"/>
    </style:style>
    <style:style style:name="co11" style:family="table-column">
      <style:table-column-properties fo:break-before="auto" style:column-width="9.668cm"/>
    </style:style>
    <style:style style:name="co12" style:family="table-column">
      <style:table-column-properties fo:break-before="auto" style:column-width="10.539cm"/>
    </style:style>
    <style:style style:name="co13" style:family="table-column">
      <style:table-column-properties fo:break-before="auto" style:column-width="10.62cm"/>
    </style:style>
    <style:style style:name="co14" style:family="table-column">
      <style:table-column-properties fo:break-before="auto" style:column-width="9.585cm"/>
    </style:style>
    <style:style style:name="co15" style:family="table-column">
      <style:table-column-properties fo:break-before="auto" style:column-width="10.592cm"/>
    </style:style>
    <style:style style:name="co16" style:family="table-column">
      <style:table-column-properties fo:break-before="auto" style:column-width="8.578cm"/>
    </style:style>
    <style:style style:name="co17" style:family="table-column">
      <style:table-column-properties fo:break-before="auto" style:column-width="13.534cm"/>
    </style:style>
    <style:style style:name="co18" style:family="table-column">
      <style:table-column-properties fo:break-before="auto" style:column-width="8.497cm"/>
    </style:style>
    <style:style style:name="co19" style:family="table-column">
      <style:table-column-properties fo:break-before="auto" style:column-width="11.22cm"/>
    </style:style>
    <style:style style:name="co20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8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5.976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817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7.555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4.606cm" fo:break-before="auto" style:use-optimal-row-height="true"/>
    </style:style>
    <style:style style:name="ro16" style:family="table-row">
      <style:table-row-properties style:row-height="3.605cm" fo:break-before="auto" style:use-optimal-row-height="true"/>
    </style:style>
    <style:style style:name="ro17" style:family="table-row">
      <style:table-row-properties style:row-height="6.369cm" fo:break-before="auto" style:use-optimal-row-height="true"/>
    </style:style>
    <style:style style:name="ro18" style:family="table-row">
      <style:table-row-properties style:row-height="5.581cm" fo:break-before="auto" style:use-optimal-row-height="true"/>
    </style:style>
    <style:style style:name="ro19" style:family="table-row">
      <style:table-row-properties style:row-height="8.345cm" fo:break-before="auto" style:use-optimal-row-height="true"/>
    </style:style>
    <style:style style:name="ro20" style:family="table-row">
      <style:table-row-properties style:row-height="9.52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158466"/>
    </style:style>
    <style:style style:name="ta2" style:family="table" style:master-page-name="Default">
      <style:table-properties table:display="true" style:writing-mode="lr-tb" tableooo:tab-color="#55308d"/>
    </style:style>
    <style:style style:name="ta3" style:family="table" style:master-page-name="Default">
      <style:table-properties table:display="true" style:writing-mode="lr-tb" tableooo:tab-color="#5eb91e"/>
    </style:style>
    <style:style style:name="ta4" style:family="table" style:master-page-name="Default">
      <style:table-properties table:display="true" style:writing-mode="lr-tb" tableooo:tab-color="#729fcf"/>
    </style:style>
    <style:style style:name="ta5" style:family="table" style:master-page-name="Default">
      <style:table-properties table:display="true" style:writing-mode="lr-tb" tableooo:tab-color="#3faf46"/>
    </style:style>
    <style:style style:name="ta6" style:family="table" style:master-page-name="Default">
      <style:table-properties table:display="true" style:writing-mode="lr-tb" tableooo:tab-color="#b85c00"/>
    </style:style>
    <style:style style:name="ta7" style:family="table" style:master-page-name="Default">
      <style:table-properties table:display="true" style:writing-mode="lr-tb" tableooo:tab-color="#ffffa6"/>
    </style:style>
    <style:style style:name="ta8" style:family="table" style:master-page-name="Default">
      <style:table-properties table:display="true" style:writing-mode="lr-tb" tableooo:tab-color="#be480a"/>
    </style:style>
    <style:style style:name="ta9" style:family="table" style:master-page-name="Default">
      <style:table-properties table:display="true" style:writing-mode="lr-tb" tableooo:tab-color="#ffff6d"/>
    </style:style>
    <style:style style:name="ta10" style:family="table" style:master-page-name="Default">
      <style:table-properties table:display="true" style:writing-mode="lr-tb" tableooo:tab-color="#c9211e"/>
    </style:style>
    <style:style style:name="ta11" style:family="table" style:master-page-name="Default">
      <style:table-properties table:display="true" style:writing-mode="lr-tb" tableooo:tab-color="#2a6099"/>
    </style:style>
    <style:style style:name="ta12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3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fo:font-weight="normal" style:font-name-asian="JetBrains Mono" style:language-asian="none" style:country-asian="none" style:font-weight-asian="normal" style:font-name-complex="JetBrains Mono" style:language-complex="none" style:country-complex="none" style:font-weight-complex="normal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d7" fo:border="0.06pt solid #000000"/>
    </style:style>
    <style:style style:name="T1" style:family="text">
      <style:text-properties fo:color="#3465a4"/>
    </style:style>
    <style:style style:name="T2" style:family="text">
      <style:text-properties fo:color="#666666"/>
    </style:style>
    <style:style style:name="T3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468a1a"/>
    </style:style>
    <style:style style:name="T5" style:family="text">
      <style:text-properties fo:color="#b85c00"/>
    </style:style>
    <style:style style:name="T6" style:family="text">
      <style:text-properties fo:color="#468a1a" fo:font-weight="bold" style:font-weight-asian="bold" style:font-weight-complex="bold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6666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use-window-font-color="tru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e480a"/>
    </style:style>
    <style:style style:name="T11" style:family="text">
      <style:text-properties fo:color="#55308d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4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999999"/>
    </style:style>
    <style:style style:name="T19" style:family="text">
      <style:text-properties fo:color="#058d98"/>
    </style:style>
    <style:style style:name="T20" style:family="text">
      <style:text-properties fo:color="#800080"/>
    </style:style>
    <style:style style:name="T21" style:family="text">
      <style:text-properties fo:color="#127622"/>
    </style:style>
    <style:style style:name="T2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3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24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808080"/>
    </style:style>
    <style:style style:name="T26" style:family="text">
      <style:text-properties fo:color="#3e681b"/>
    </style:style>
    <style:style style:name="T2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color="#b47804"/>
    </style:style>
    <style:style style:name="T29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0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3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2" style:family="text">
      <style:text-properties fo:color="#158466"/>
    </style:style>
    <style:style style:name="T33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3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8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0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41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4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43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4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4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47804"/>
    </style:style>
    <style:style style:name="T4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47" style:family="text">
      <style:text-properties fo:color="#006600"/>
    </style:style>
    <style:style style:name="T48" style:family="text">
      <style:text-properties fo:color="#512da8"/>
    </style:style>
    <style:style style:name="T4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JetBrains Mono" style:font-name-complex="JetBrains Mono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54" style:family="text">
      <style:text-properties fo:color="#b85c00" fo:font-weight="bold" style:font-weight-asian="bold" style:font-weight-complex="bold"/>
    </style:style>
    <style:style style:name="T5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57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5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6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6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6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63" style:family="text">
      <style:text-properties fo:color="#ea7500"/>
    </style:style>
    <style:style style:name="T64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6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color="#ff3838"/>
    </style:style>
    <style:style style:name="T6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7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71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7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74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75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76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77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78" style:family="text">
      <style:text-properties fo:font-weight="bold" style:font-weight-asian="bold" style:font-weight-complex="bold" fo:color="#55308d"/>
    </style:style>
    <style:style style:name="T7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80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8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83" style:family="text">
      <style:text-properties fo:color="#c9211e"/>
    </style:style>
    <style:style style:name="T84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color="#a1467e"/>
    </style:style>
    <style:style style:name="T86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87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88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8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9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9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93" style:family="text">
      <style:text-properties fo:color="#1e6a39"/>
    </style:style>
    <style:style style:name="T94" style:family="text">
      <style:text-properties fo:color="#b2b2b2"/>
    </style:style>
    <style:style style:name="T9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9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9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9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9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0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10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02" style:family="text">
      <style:text-properties fo:color="#999999" fo:font-weight="normal" style:font-weight-asian="normal" style:font-weight-complex="normal"/>
    </style:style>
    <style:style style:name="T103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  <style:style style:name="T105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table:table-column table:style-name="co1" table:default-cell-style-name="ce52"/>
        <table:table-column table:style-name="co2" table:default-cell-style-name="ce52"/>
        <table:table-column table:style-name="co3" table:number-columns-repeated="1022" table:default-cell-style-name="ce58"/>
        <table:table-row table:style-name="ro1">
          <table:table-cell table:style-name="ce11" office:value-type="string" calcext:value-type="string">
            <text:p>Модули в Go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76"/>
          <table:table-cell table:style-name="ce76" office:value-type="string" calcext:value-type="string">
            <text:p><text:span text:style-name="T9">Пакет в Go — это папка,</text:span> набор исходных файлов, которые находятся в одном каталоге и компилируются вместе. При этом функции, типы, переменные и константы, определенные в одном файле пакета, доступны всем файлам из этого пакета. Таким образом, привычной области видимости «на уровне файла» не существует.</text:p>
            <text:p/>
            <text:p><text:span text:style-name="T9">Модуль в Go — это репозиторий с несколькими пакетами,</text:span> набор логически связанных пакетов, которые поставляются вместе. Наверно, более правильный по смыслу термин был бы «проект», но авторы решили назвать его «модулем». Модуль хранится в репозитории исходного кода (гитхаб, гитлаб, или что вам ближе). Как правило, один репозиторий = один модуль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kdir match</text:p>
            <text:p>cd match</text:p>
            <text:p>go <text:span text:style-name="T1">mod init </text:span>github.com/gothanks/match</text:p>
            <text:p><text:span text:style-name="T2">// go: creating new go.mod: module github.com/gothanks/match</text:span></text:p>
            <text:p>touch main.go</text:p>
          </table:table-cell>
          <table:table-cell office:value-type="string" calcext:value-type="string">
            <text:p>Модуль инициализируется командой go mod init</text:p>
            <text:p/>
            <text:p>Внутри будет</text:p>
            <text:p>github.com/gothanks/match — это глобально уникальный идентификатор модуля и одновременно URL, по которому он должен быть доступен (за минусом префикса https://)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o <text:span text:style-name="T1">build</text:span></text:p>
            <text:p>./match -p is 'go is awesome'</text:p>
            <text:p><text:span text:style-name="T2">// go is awesome</text:span></text:p>
          </table:table-cell>
          <table:table-cell office:value-type="string" calcext:value-type="string">
            <text:p>go build собирает модуль в исполняемый файл</text:p>
            <text:p>И после этого можно запускать из нашей папки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<text:span text:style-name="T1">install</text:span></text:p>
            <text:p>~/go/bin/match -p is 'go is awesome'</text:p>
            <text:p><text:span text:style-name="T3">// go is awesome</text:span></text:p>
          </table:table-cell>
          <table:table-cell office:value-type="string" calcext:value-type="string">
            <text:p>go install устанавливает модуль в домашний каталог Go </text:p>
            <text:p>($HOME/go для Linux/macOS, </text:p>
            <text:p>%USERPROFILE%\go для Windows)</text:p>
            <text:p/>
            <text:p>и после этого модуль можно запускать напрямую (без Go) оттуда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9">Go компилирует программу в единый исполняемый файл.</text:span> </text:p>
            <text:p>Если программа компилируется в исполняемый файл, у нее <text:span text:style-name="T9">должен быть go.mod и пакет с названием main</text:span>. </text:p>
            <text:p>Если бы мы делали библиотеку — назвали бы файл match.go, а пакет match.</text:p>
            <text:p/>
            <text:p>Чтобы ее запустить, не требуется устанавливать сам Go или зависимости. Копируете бинарник на целевую машину и запускаете, это все.</text:p>
            <text:p/>
            <text:p><text:span text:style-name="T9">Бинарник НЕ кросс-платформенный:</text:span> чтобы запустить Go-программу на конкретной целевой архитектуре, придется собрать специально под нее. </text:p>
            <text:p>вот статья с подробностями: <text:a xlink:href="https://www.digitalocean.com/community/tutorials/building-go-applications-for-different-operating-systems-and-architectures" xlink:type="simple">https://www.digitalocean.com/community/tutorials/building-go-applications-for-different-operating-systems-and-architectures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mport (</text:p>
            <text:p><text:span text:style-name="T4">    "fmt"</text:span></text:p>
            <text:p><text:span text:style-name="T4">    "os"</text:span></text:p>
            <text:p><text:span text:style-name="T4">    "strings"</text:span></text:p>
            <text:p/>
            <text:p><text:span text:style-name="T4">    "github.com/gothanks/match/glob"</text:span></text:p>
            <text:p>)</text:p>
          </table:table-cell>
          <table:table-cell office:value-type="string" calcext:value-type="string">
            <text:p>Если функция, тип, переменная, константа или поле структуры называется со строчной буквы (match) — она видна только в пределах родного пакета (не экспортирована в терминах Go).</text:p>
            <text:p/>
            <text:p><text:span text:style-name="T9">Если называется с прописной буквы (Match) — видна и в других пакетах (экспортирована).</text:span></text:p>
            <text:p/>
            <text:p>Так надо экспортировать пакет. Ф-я Match внутри пакета glob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span text:style-name="T3">// Пакет  numbers ###################################</text:span></text:p>
            <text:p><text:span text:style-name="T5">package</text:span> numbers</text:p>
            <text:p/>
            <text:p><text:span text:style-name="T5">import</text:span> (</text:p>
            <text:p>    <text:span text:style-name="T4">"github.com/gothanks/more/</text:span><text:span text:style-name="T6">text</text:span><text:span text:style-name="T4">"</text:span></text:p>
            <text:p>)</text:p>
            <text:p><text:span text:style-name="T7">// Пакет  text </text:span><text:span text:style-name="T2">###################################</text:span></text:p>
            <text:p><text:span text:style-name="T5">package</text:span><text:span text:style-name="T8"> text</text:span></text:p>
            <text:p/>
            <text:p><text:span text:style-name="T5">import</text:span><text:span text:style-name="T8"> (</text:span></text:p>
            <text:p><text:span text:style-name="T4">    "github.com/gothanks/more/</text:span><text:span text:style-name="T6">numbers</text:span><text:span text:style-name="T4">"</text:span></text:p>
            <text:p><text:span text:style-name="T8">)</text:span></text:p>
          </table:table-cell>
          <table:table-cell office:value-type="string" calcext:value-type="string">
            <text:p>Циклические зависимости пакетов </text:p>
            <text:p>друг на друга - запрещены !!!</text:p>
            <text:p/>
            <text:p>Код не скомпилируется!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<text:span text:style-name="T1">list -m all</text:span></text:p>
          </table:table-cell>
          <table:table-cell office:value-type="string" calcext:value-type="string">
            <text:p>Показать основной модуль и его зависим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<text:span text:style-name="T1">list -m -versions</text:span> github.com/sahilm/fuzzy</text:p>
          </table:table-cell>
          <table:table-cell office:value-type="string" calcext:value-type="string">
            <text:p>Посмотреть все версии конкретного модуля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go <text:span text:style-name="T1">get -u=patch</text:span> github.com/sahilm/fuzzy</text:p>
          </table:table-cell>
          <table:table-cell office:value-type="string" calcext:value-type="string">
            <text:p>Обновить конкретный модуль на последнюю patch-версию в пределах действующей minor-версии (например, 1.1.0 → 1.1.5)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go <text:span text:style-name="T1">get -u</text:span> github.com/sahilm/fuzzy</text:p>
          </table:table-cell>
          <table:table-cell office:value-type="string" calcext:value-type="string">
            <text:p>Обновить конкретный модуль на последнюю minor-версию в пределах действующей major-версии (1.1.0 → 1.2.1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Go предполагает, что авторы модулей следуют правилам семантического версионирования, при котором minor- и patch-версии остаются обратно совместимыми — поэтому go <text:span text:style-name="T1">get -u</text:span> обновляет на последнюю выпущенную версию.</text:p>
            <text:p/>
            <text:p>Если меняется major-версия (например, 1.2.1 → 2.0.0), у модуля меняется идентификатор (github.com/sahilm/fuzzy → github.com/sahilm/fuzzy/v2). go <text:span text:style-name="T1">get -u</text:span> автоматически на такую версию НЕ обновит. Это сделано специально, потому что новая major-версия может быть несовместима с предыдущей.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mod tidy</text:p>
          </table:table-cell>
          <table:table-cell office:value-type="string" calcext:value-type="string">
            <text:p>Удалить неактуальные зависимости из go.mod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55" office:value-type="string" calcext:value-type="string">
            <text:p>Сторонние пакеты</text:p>
          </table:table-cell>
          <table:table-cell table:style-name="ce55"/>
          <table:table-cell table:number-columns-repeated="1022"/>
        </table:table-row>
        <table:table-row table:style-name="ro11">
          <table:table-cell office:value-type="string" calcext:value-type="string">
            <text:p>&gt;&gt;&gt; go <text:span text:style-name="T1">get</text:span> github.com/sahilm/fuzzy</text:p>
            <text:p/>
            <text:p>go: downloading github.com/sahilm/fuzzy v0.1.0</text:p>
            <text:p>go get: added github.com/sahilm/fuzzy v0.1.0</text:p>
          </table:table-cell>
          <table:table-cell office:value-type="string" calcext:value-type="string">
            <text:p>Установка стороннего пакета fuzzy</text:p>
            <text:p/>
            <text:p>go <text:span text:style-name="T1">get</text:span> помещает скачанный модуль в домашний каталог Go (~/go). В каталог с исходниками нашего модуля он не попадает. Таким образом, все внешние зависимости хранятся в общей куче, а не в конкретных проектах (в противоположность venv в питоне и node_modules в js).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go <text:span text:style-name="T1">build</text:span> автоматически проверяет зависимости, </text:p>
            <text:p>перечисленные в import. </text:p>
            <text:p>И скачивает их, если чего-то не хватает. Так что если у вас проект с кучей зависимостей — не придется выполнять go get по каждой, достаточно одного go <text:span text:style-name="T1">build</text:span>.</text:p>
            <text:p/>
            <text:p>Для установки зависимостей надо запускать go <text:span text:style-name="T1">build</text:span> на модуле, а не пакете.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, Pointers, if-switch" table:style-name="ta2">
        <table:table-column table:style-name="co4" table:default-cell-style-name="ce58"/>
        <table:table-column table:style-name="co5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0">package</text:span> main</text:p>
            <text:p><text:span text:style-name="T10">Import</text:span> "fmt"</text:p>
            <text:p/>
            <text:p><text:span text:style-name="T10">func</text:span> main() {</text:p>
            <text:p>  fmt.Println(<text:span text:style-name="T4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0">package</text:span> main</text:p>
            <text:p><text:span text:style-name="T10">import</text:span> (</text:p>
            <text:p><text:span text:style-name="T4">     "fmt"</text:span></text:p>
            <text:p><text:span text:style-name="T4">    "math"</text:span>)</text:p>
            <text:p/>
            <text:p><text:span text:style-name="T10">const</text:span> s <text:span text:style-name="T11">string</text:span> =<text:span text:style-name="T4"> "constant"</text:span></text:p>
            <text:p/>
            <text:p><text:span text:style-name="T10">func</text:span>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2">import</text:span><text:span text:style-name="T13"> (</text:span></text:p>
            <text:p><text:span text:style-name="T14">    "fmt"</text:span></text:p>
            <text:p><text:span text:style-name="T15">    s </text:span><text:span text:style-name="T16">"strings"</text:span></text:p>
            <text:p><text:span text:style-name="T17">)</text:span></text:p>
          </table:table-cell>
          <table:table-cell table:style-name="ce52" office:value-type="string" calcext:value-type="string">
            <text:p>Импорт модуля <text:span text:style-name="T9">с псевдонимом</text:span> 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0">package</text:span> main</text:p>
            <text:p/>
            <text:p><text:span text:style-name="T18">// обычный строчный комментарий</text:span></text:p>
            <text:p/>
            <text:p/>
            <text:p><text:span text:style-name="T18">/* тоже комментарий</text:span></text:p>
            <text:p/>
            <text:p><text:span text:style-name="T18"> только на несколько строк</text:span></text:p>
            <text:p><text:span text:style-name="T18">*/</text:span></text:p>
            <text:p/>
            <text:p><text:span text:style-name="T18">/* Многострочный комментарий для функции main().</text:span></text:p>
            <text:p><text:span text:style-name="T18">  Чтобы увидеть его, запустите в консоли команду:</text:span></text:p>
            <text:p/>
            <text:p><text:span text:style-name="T18">    godoc comments.go</text:span></text:p>
            <text:p/>
            <text:p><text:span text:style-name="T18">*/</text:span></text:p>
            <text:p/>
            <text:p><text:span text:style-name="T10">func</text:span> <text:span text:style-name="T19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9">ВАЖНО! </text:span> Это не ссылка на объект, на который могут быть другие ссылки, как в Питоне. </text:p>
            <text:p><text:span text:style-name="T9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11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8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12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17">Возвращает t с типом T; а если x is nil, «паникует».</text:span></text:p>
            <text:p><text:span text:style-name="T27">T должен быть интерфейсом???</text:span></text:p>
          </table:table-cell>
          <table:table-cell table:number-columns-repeated="1022"/>
        </table:table-row>
        <table:table-row table:style-name="ro9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17">Если x принадлежит типу T, ok is true и  t iтипа t.</text:span></text:p>
            <text:p><text:span text:style-name="T17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4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Пустой интерфейс и Приведение типа</text:p>
          </table:table-cell>
          <table:table-cell table:style-name="ce47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0">var</text:span> ival <text:span text:style-name="T20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9">пустой интерфейс</text:span>"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0">func</text:span> Println(a ...<text:span text:style-name="T20">interface</text:span>{}) (n <text:span text:style-name="T20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0">var</text:span> ival <text:span text:style-name="T20">interface</text:span>{} = <text:span text:style-name="T21">"hello"</text:span></text:p>
            <text:p><text:span text:style-name="T22">str := ival.(</text:span><text:span text:style-name="T23">string</text:span><text:span text:style-name="T22">)</text:span></text:p>
            <text:p><text:span text:style-name="T17">fmt.Println(str)</text:span></text:p>
            <text:p><text:span text:style-name="T24">// hello</text:span></text:p>
          </table:table-cell>
          <table:table-cell table:style-name="ce52" office:value-type="string" calcext:value-type="string">
            <text:p><text:span text:style-name="T22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lo := ival.(<text:span text:style-name="T20">float64</text:span>)</text:p>
            <text:p><text:span text:style-name="T25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str, ok := ival.(<text:span text:style-name="T20">string</text:span>)</text:p>
            <text:p>fmt.Println(str, ok)</text:p>
            <text:p><text:span text:style-name="T25">// hello true</text:span></text:p>
            <text:p/>
            <text:p>flo, ok = ival.(<text:span text:style-name="T20">float64</text:span>)</text:p>
            <text:p>fmt.Println(flo, ok)</text:p>
            <text:p><text:span text:style-name="T25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0">true</text:span></text:p>
            <text:p/>
            <text:p>если не правильный — передаётся значение по умолчанию (0 для int) и <text:span text:style-name="T10">false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0">switch</text:span>. Такая конструкция называется переключателем типа (<text:span text:style-name="T10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fmt.<text:span text:style-name="T11">Println</text:span>(true &amp;&amp; false)</text:p>
            <text:p>// false</text:p>
            <text:p/>
            <text:p>fmt.<text:span text:style-name="T11">Println</text:span>(true || false)</text:p>
            <text:p>// true</text:p>
            <text:p/>
            <text:p>fmt.<text:span text:style-name="T11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0">func</text:span> zeroval(ival <text:span text:style-name="T11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0">func</text:span> zeroptr(iptr *<text:span text:style-name="T11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<text:span text:style-name="T10">var</text:span> iptr *<text:span text:style-name="T11">int</text:span></text:p>
            <text:p>fmt.Println(iptr==<text:span text:style-name="T10">nil</text:span>)</text:p>
            <text:p><text:span text:style-name="T25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0">nil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0">func</text:span> main() {</text:p>
            <text:p>    i := 1</text:p>
            <text:p>    fmt.<text:span text:style-name="T11">Println</text:span>(<text:span text:style-name="T26">"initial:"</text:span>, i)</text:p>
            <text:p>    zeroval(i)</text:p>
            <text:p>    fmt.<text:span text:style-name="T11">Println</text:span>(<text:span text:style-name="T26">"zeroval:"</text:span>, i)</text:p>
            <text:p/>
            <text:p>    zeroptr(&amp;i)</text:p>
            <text:p>    fmt.<text:span text:style-name="T11">Println</text:span>(<text:span text:style-name="T26">"zeroptr:"</text:span>, i)</text:p>
            <text:p>    fmt.<text:span text:style-name="T11">Println</text:span>(<text:span text:style-name="T26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i := 42</text:p>
            <text:p>iptr = &amp;i</text:p>
            <text:p>fmt.<text:span text:style-name="T11">Println</text:span>(iptr)</text:p>
            <text:p><text:span text:style-name="T25">// 0xc000118000</text:span></text:p>
          </table:table-cell>
          <table:table-cell table:style-name="ce52" office:value-type="string" calcext:value-type="string">
            <text:p><text:span text:style-name="T9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7">*iptr</text:span></text:p>
            <text:p/>
            <text:p>*iptr = 0</text:p>
          </table:table-cell>
          <table:table-cell table:style-name="ce52" office:value-type="string" calcext:value-type="string">
            <text:p><text:span text:style-name="T9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&amp; - адрес в памяти</text:p>
            <text:p>* -  значение</text:p>
          </table:table-cell>
          <table:table-cell table:style-name="ce52" office:value-type="string" calcext:value-type="string">
            <text:p><text:span text:style-name="T9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9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5">if </text:span>7%2 == 0 {</text:p>
            <text:p>        fmt.<text:span text:style-name="T11">Println</text:span>(<text:span text:style-name="T4">"7 is even"</text:span>)</text:p>
            <text:p>    } <text:span text:style-name="T5">else</text:span> {</text:p>
            <text:p>        fmt.<text:span text:style-name="T11">Println</text:span>(<text:span text:style-name="T4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5">If </text:span>8%4 == 0 {</text:p>
            <text:p>        fmt.<text:span text:style-name="T11">Println</text:span>(<text:span text:style-name="T4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<text:span text:style-name="T5">if </text:span>num := 9; num &lt; 0 {</text:p>
            <text:p>        fmt.<text:span text:style-name="T11">Println</text:span>(num, <text:span text:style-name="T4">"is negative"</text:span>)</text:p>
            <text:p>    } <text:span text:style-name="T5">else</text:span> if num &lt; 10 {</text:p>
            <text:p>        fmt.<text:span text:style-name="T11">Println</text:span>(num,<text:span text:style-name="T4"> "has 1 digit"</text:span>)</text:p>
            <text:p>    } <text:span text:style-name="T5">else</text:span> {</text:p>
            <text:p>        fmt.<text:span text:style-name="T11">Println</text:span>(num, <text:span text:style-name="T4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5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 := 2</text:p>
            <text:p>fmt.<text:span text:style-name="T11">Print</text:span>(<text:span text:style-name="T4">"Write "</text:span>, i, <text:span text:style-name="T4">" as "</text:span>)</text:p>
            <text:p><text:span text:style-name="T5">switch</text:span> i {</text:p>
            <text:p>    <text:span text:style-name="T5">case </text:span>1:</text:p>
            <text:p>        fmt.<text:span text:style-name="T11">Println</text:span>(<text:span text:style-name="T4">"one"</text:span>)</text:p>
            <text:p>   <text:span text:style-name="T5"> case</text:span> 2:</text:p>
            <text:p>        fmt.<text:span text:style-name="T11">Println</text:span>(<text:span text:style-name="T4">"two"</text:span>)</text:p>
            <text:p>    <text:span text:style-name="T5">case</text:span> 3:</text:p>
            <text:p>        fmt.<text:span text:style-name="T11">Println</text:span>(<text:span text:style-name="T4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5">switch</text:span> time.Now().Weekday() {</text:p>
            <text:p>    <text:span text:style-name="T5">case</text:span> time.Saturday, time.Sunday:</text:p>
            <text:p>        fmt.<text:span text:style-name="T11">Println</text:span>("It's the weekend")</text:p>
            <text:p>    <text:span text:style-name="T5">default</text:span>:</text:p>
            <text:p>        fmt.<text:span text:style-name="T11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whatAmI := <text:span text:style-name="T5">func</text:span>(i <text:span text:style-name="T5">interface</text:span>{}) {</text:p>
            <text:p>        <text:span text:style-name="T5">switch</text:span> t := i.(<text:span text:style-name="T5">type</text:span>) {</text:p>
            <text:p>        <text:span text:style-name="T5">case</text:span> bool:</text:p>
            <text:p>            fmt.Println("I'm a bool")</text:p>
            <text:p>        <text:span text:style-name="T5">case</text:span> int:</text:p>
            <text:p>            fmt.Println("I'm an int")</text:p>
            <text:p>        <text:span text:style-name="T5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3">
        <table:table-column table:style-name="co6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1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1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1">Printf</text:span>(<text:span text:style-name="T4">"Name: %s, Age: %d\n"</text:span>, <text:span text:style-name="T4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0" office:value-type="string" calcext:value-type="string">
            <text:p>fmt.<text:span text:style-name="T11">Println</text:span>(<text:span text:style-name="T4">"1+1 ="</text:span>, 1+1)</text:p>
            <text:p>fmt.<text:span text:style-name="T11">Println</text:span>(<text:span text:style-name="T4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11">Println</text:span>(<text:span text:style-name="T4">`Это</text:span></text:p>
            <text:p><text:span text:style-name="T4">    многострочная строка.</text:span></text:p>
            <text:p><text:span text:style-name="T4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fmt.<text:span text:style-name="T11">Println</text:span>(</text:p>
            <text:p>    <text:span text:style-name="T4">"O'word "</text:span> +</text:p>
            <text:p>    <text:span text:style-name="T4">"Another \"word\" "</text:span> +</text:p>
            <text:p>    <text:span text:style-name="T4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28">Fprint</text:span>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<text:span text:style-name="T28">Sprintf</text:span>("sprintf: a %s", "string")</text:p>
          </table:table-cell>
          <table:table-cell table:style-name="ce52" office:value-type="string" calcext:value-type="string">
            <text:p>форматирует строку и <text:span text:style-name="T9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9">var</text:span><text:span text:style-name="T30"> s </text:span><text:span text:style-name="T31">string</text:span></text:p>
            <text:p>fmt.<text:span text:style-name="T11">Scan</text:span>(&amp;s)</text:p>
          </table:table-cell>
          <table:table-cell table:style-name="ce52" office:value-type="string" calcext:value-type="string">
            <text:p><text:span text:style-name="T9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<text:span text:style-name="T28">IsLetter</text:span>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28">Contains</text:span>(<text:span text:style-name="T4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28">Count</text:span>(<text:span text:style-name="T4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<text:span text:style-name="T28">IsDigit</text:span>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<text:span text:style-name="T28">RuneCountInString</text:span>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33"/>
          <table:table-cell table:number-columns-repeated="1022"/>
        </table:table-row>
        <table:table-row table:style-name="ro1">
          <table:table-cell table:style-name="ce33" table:number-columns-repeated="2"/>
          <table:table-cell table:number-columns-repeated="1022"/>
        </table:table-row>
        <table:table-row table:style-name="ro1">
          <table:table-cell table:style-name="ce30"/>
          <table:table-cell table:style-name="ce52"/>
          <table:table-cell table:number-columns-repeated="1022"/>
        </table:table-row>
        <table:table-row table:style-name="ro1" table:number-rows-repeated="3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6">"go"</text:span> + <text:span text:style-name="T26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len(<text:span text:style-name="T4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s := <text:span text:style-name="T21">"Hello, 世界"</text:span></text:p>
            <text:p>a := []<text:span text:style-name="T5">rune</text:span>(s)</text:p>
            <text:p>        <text:span text:style-name="T5">for</text:span> i, r := <text:span text:style-name="T5">range</text:span> a {</text:p>
            <text:p>                fmt.Printf(<text:span text:style-name="T32">"%d r %c\n"</text:span>, i, r)</text:p>
            <text:p><text:span text:style-name="T33">        }</text:span></text:p>
            <text:p/>
            <text:p/>
          </table:table-cell>
          <table:table-cell table:style-name="ce52" office:value-type="string" calcext:value-type="string">
            <text:p><text:span text:style-name="T9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9">
          <table:table-cell table:style-name="ce20" office:value-type="string" calcext:value-type="string">
            <text:p><text:span text:style-name="T34">word:=</text:span><text:span text:style-name="T35"> "hello"</text:span></text:p>
            <text:p><text:span text:style-name="T36">letters := []</text:span><text:span text:style-name="T37">rune</text:span><text:span text:style-name="T36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9">
          <table:table-cell table:style-name="ce20" office:value-type="string" calcext:value-type="string">
            <text:p><text:span text:style-name="T38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11">Println</text:span>(<text:span text:style-name="T5">string</text:span>(letterH))</text:p>
          </table:table-cell>
          <table:table-cell table:style-name="ce16" office:value-type="string" calcext:value-type="string">
            <text:p><text:span text:style-name="T49">чтобы вывести на экран букву "h" из руны </text:span><text:span text:style-name="T50">letterH</text:span> — применяем <text:span text:style-name="T10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39">fmt.</text:span><text:span text:style-name="T40">Println</text:span><text:span text:style-name="T39">(strings.ToUpper(</text:span><text:span text:style-name="T41">string</text:span><text:span text:style-name="T39">(letterH)))</text:span></text:p>
          </table:table-cell>
          <table:table-cell table:style-name="ce48" office:value-type="string" calcext:value-type="string">
            <text:p>Делаем букву заглавной <text:span text:style-name="T51">и выводим на экран</text:span></text:p>
          </table:table-cell>
          <table:table-cell table:number-columns-repeated="1022"/>
        </table:table-row>
        <table:table-row table:style-name="ro4">
          <table:table-cell table:style-name="ce20" office:value-type="string" calcext:value-type="string">
            <text:p><text:span text:style-name="T36">fmt.</text:span><text:span text:style-name="T42">Println</text:span><text:span text:style-name="T36">(</text:span><text:span text:style-name="T37">string</text:span><text:span text:style-name="T36">(unicode.ToUpper(letterH)))</text:span></text:p>
          </table:table-cell>
          <table:table-cell table:style-name="ce16" office:value-type="string" calcext:value-type="string">
            <text:p><text:span text:style-name="T9">НО МЕТОДЫ unicode применяются непосредственно к руне</text:span>.</text:p>
            <text:p>Сначала их применяем, а потом уже — <text:span text:style-name="T5">string</text:span></text:p>
            <text:p><text:span text:style-name="T52">Делаем букву заглавной </text:span><text:span text:style-name="T53">и выводим на экран, как и в прошлом примере.</text:span>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mport (</text:p>
            <text:p><text:span text:style-name="T4">    "fmt"</text:span></text:p>
            <text:p>    s <text:span text:style-name="T4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4">"-42"</text:span>)</text:p>
          </table:table-cell>
          <table:table-cell table:style-name="ce48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48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a := int('0')fmt.Println(a)<text:line-break/>// 48</text:p>
          </table:table-cell>
          <table:table-cell table:style-name="ce16" office:value-type="string" calcext:value-type="string">
            <text:p>Перевод <text:span text:style-name="T5">int</text:span>(<text:span text:style-name="T4">'0'</text:span>) выдаёт номер руны, например на <text:span text:style-name="T4">'0'</text:span> выдаёт 48</text:p>
          </table:table-cell>
          <table:table-cell table:number-columns-repeated="1022"/>
        </table:table-row>
        <table:table-row table:style-name="ro1" table:number-rows-repeated="2">
          <table:table-cell table:style-name="ce52"/>
          <table:table-cell table:style-name="ce48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4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4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4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11">string</text:span>{<text:span text:style-name="T4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4">"a"</text:span>, 5)</text:p>
          </table:table-cell>
          <table:table-cell table:style-name="ce52"/>
          <table:table-cell table:number-columns-repeated="1022"/>
        </table:table-row>
        <table:table-row table:style-name="ro4">
          <table:table-cell table:style-name="ce52" office:value-type="string" calcext:value-type="string">
            <text:p>s.Replace(<text:span text:style-name="T4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4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4">"a-b-c-d-e"</text:span>, <text:span text:style-name="T4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4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4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9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0">type</text:span> point struct {</text:p>
            <text:p>    x, y int</text:p>
            <text:p>}</text:p>
            <text:p/>
            <text:p><text:span text:style-name="T10">func</text:span> main() {</text:p>
            <text:p>    p := point{1, 2}</text:p>
            <text:p>    fmt.<text:span text:style-name="T11">Printf</text:span>(<text:span text:style-name="T4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1">Printf</text:span>(<text:span text:style-name="T4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1">Printf</text:span>(<text:span text:style-name="T4">"struct3: %#v\n"</text:span>, p)</text:p>
          </table:table-cell>
          <table:table-cell table:style-name="ce52" office:value-type="string" calcext:value-type="string">
            <text:p><text:span text:style-name="T17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type: %T\n"</text:span>, p)</text:p>
          </table:table-cell>
          <table:table-cell table:style-name="ce52" office:value-type="string" calcext:value-type="string">
            <text:p><text:span text:style-name="T17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float1: %f\n"</text:span>, 78.9)</text:p>
          </table:table-cell>
          <table:table-cell table:style-name="ce52"/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f(<text:span text:style-name="T4">"float2: %e\n"</text:span>, 123400000.0)</text:p>
            <text:p>fmt.Printf(<text:span text:style-name="T4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f(<text:span text:style-name="T4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f(<text:span text:style-name="T4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17">width2: |  1.20|  3.45|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f(<text:span text:style-name="T4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f(<text:span text:style-name="T4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9">
          <table:table-cell table:style-name="ce16" office:value-type="string" calcext:value-type="string">
            <text:p><text:span text:style-name="T43">fmt.Printf(</text:span><text:span text:style-name="T44">"width5: |%-6s|%-6s|\n"</text:span><text:span text:style-name="T43">,</text:span><text:span text:style-name="T44"> "foo", "b"</text:span><text:span text:style-name="T43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flag</text:p>
          </table:table-cell>
          <table:table-cell table:style-name="ce37" office:value-type="string" calcext:value-type="string">
            <text:p>Парсинг входящих аргументов в скрипт (аналог argparse в Python)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5">import</text:span> <text:span text:style-name="T4">"flag"</text:span></text:p>
            <text:p><text:span text:style-name="T5">var</text:span> nFlag = flag.<text:span text:style-name="T28">Int</text:span>(<text:span text:style-name="T4">"n"</text:span>, 1234, <text:span text:style-name="T4">"help message for flag n"</text:span>)</text:p>
          </table:table-cell>
          <table:table-cell table:style-name="ce52" office:value-type="string" calcext:value-type="string">
            <text:p>Объявляем integer flag, -n, хранящийся в указателе nFlag с типом *int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flag.<text:span text:style-name="T28">Parse</text:span>()</text:p>
          </table:table-cell>
          <table:table-cell table:style-name="ce16" office:value-type="string" calcext:value-type="string">
            <text:p>ПОСЛЕ объявления ожидаемых аргументов вызываем считывание строки</text:p>
          </table:table-cell>
          <table:table-cell table:number-columns-repeated="1022"/>
        </table:table-row>
        <table:table-row table:style-name="ro9">
          <table:table-cell table:style-name="ce39" office:value-type="string" calcext:value-type="string">
            <text:p><text:span text:style-name="T36">src = strings.</text:span><text:span text:style-name="T45">Join</text:span><text:span text:style-name="T36">(flag.Args(), </text:span><text:span text:style-name="T46">""</text:span><text:span text:style-name="T36">)</text:span></text:p>
          </table:table-cell>
          <table:table-cell table:style-name="ce16" office:value-type="string" calcext:value-type="string">
            <text:p>Объединяем все переданные аргументы, независимо от имени. </text:p>
            <text:p>Вызывается после парсинга </text:p>
          </table:table-cell>
          <table:table-cell table:number-columns-repeated="1022"/>
        </table:table-row>
        <table:table-row table:style-name="ro1" table:number-rows-repeated="3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12">
          <table:table-cell table:style-name="ce14" office:value-type="string" calcext:value-type="string">
            <text:p>match, _ := regexp.MatchString(<text:span text:style-name="T47">"p([a-z]+)ch"</text:span>, <text:span text:style-name="T47">"peach"</text:span>)</text:p>
            <text:p>fmt.<text:span text:style-name="T48">Println</text:span>(match)</text:p>
            <text:p>r, _ := regexp.Compile(<text:span text:style-name="T47">"p([a-z]+)ch"</text:span>)</text:p>
            <text:p/>
          </table:table-cell>
          <table:table-cell table:style-name="ce52"/>
          <table:table-cell table:number-columns-repeated="1022"/>
        </table:table-row>
        <table:table-row table:style-name="ro9">
          <table:table-cell table:style-name="ce52" office:value-type="string" calcext:value-type="string">
            <text:p>r = regexp.MustCompile(<text:span text:style-name="T47">"p([a-z]+)ch"</text:span>)</text:p>
            <text:p>fmt.<text:span text:style-name="T48">Println</text:span>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<text:span text:style-name="T47">("peach"</text:span>)</text:p>
          </table:table-cell>
          <table:table-cell table:style-name="ce52"/>
          <table:table-cell table:number-columns-repeated="1022"/>
        </table:table-row>
        <table:table-row table:style-name="ro9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<text:span text:style-name="T47">"peach punch"</text:span>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r.FindStringSubmatchIndex(<text:span text:style-name="T47">"peach punch"</text:span>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<text:span text:style-name="T47">"peach punch pinch"</text:span>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<text:span text:style-name="T47">"peach punch pinch"</text:span>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ln(r.Match([]byte(<text:span text:style-name="T47">"peach"</text:span>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<text:span text:style-name="T47">"a peach"</text:span>, <text:span text:style-name="T47">"&lt;fruit&gt;"</text:span>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n := []byte(<text:span text:style-name="T47">"a peach"</text:span>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4">
        <table:table-column table:style-name="co7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5">var</text:span> a [5]<text:span text:style-name="T11">int</text:span></text:p>
          </table:table-cell>
          <table:table-cell table:style-name="ce48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5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11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5">var</text:span> scores []<text:span text:style-name="T11">float64</text:span></text:p>
          </table:table-cell>
          <table:table-cell table:style-name="ce48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scores = <text:span text:style-name="T54">append</text:span>(scores, 1.1)</text:p>
          </table:table-cell>
          <table:table-cell table:style-name="ce52" office:value-type="string" calcext:value-type="string">
            <text:p><text:span text:style-name="T54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s := <text:span text:style-name="T28">make</text:span>([]<text:span text:style-name="T11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5">make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55">finish := </text:span><text:span text:style-name="T56">make</text:span><text:span text:style-name="T55">([]string, len(start</text:span>))</text:p>
            <text:p><text:span text:style-name="T12">copy</text:span><text:span text:style-name="T13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t := []<text:span text:style-name="T11">string</text:span>{<text:span text:style-name="T4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6">
          <table:table-cell table:style-name="ce52" office:value-type="string" calcext:value-type="string">
            <text:p>twoD := <text:span text:style-name="T28">make</text:span>( [ ][ ]<text:span text:style-name="T11">int</text:span>, 3)</text:p>
            <text:p>    <text:span text:style-name="T10">for</text:span> i := 0; i &lt; 3; i++ {</text:p>
            <text:p>        innerLen := i + 1</text:p>
            <text:p>        twoD[i] = <text:span text:style-name="T28">make</text:span>([ ]<text:span text:style-name="T11">int</text:span>, innerLen)</text:p>
            <text:p>        <text:span text:style-name="T10">for</text:span> j := 0; j &lt; innerLen; j++ {</text:p>
            <text:p>            twoD[i][j] = i + j</text:p>
            <text:p>        }</text:p>
            <text:p>    }</text:p>
            <text:p>    fmt.<text:span text:style-name="T11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4">
          <table:table-cell table:style-name="ce48" office:value-type="string" calcext:value-type="string">
            <text:p>m := <text:span text:style-name="T28">make</text:span>(map[<text:span text:style-name="T11">string</text:span>]<text:span text:style-name="T11">int</text:span>)</text:p>
            <text:p/>
          </table:table-cell>
          <table:table-cell table:style-name="ce48" office:value-type="string" calcext:value-type="string">
            <text:p>Объявление мапы (словаря) </text:p>
            <text:p>с ключами типа строки</text:p>
            <text:p>и значениями типа integer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m[<text:span text:style-name="T4">"k1"</text:span>] = 7</text:p>
            <text:p>m[<text:span text:style-name="T4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4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0">len</text:span>(m)</text:p>
          </table:table-cell>
          <table:table-cell table:style-name="ce52" office:value-type="string" calcext:value-type="string">
            <text:p>Количество пар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0">delete</text:span>(m, <text:span text:style-name="T4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_, prs := m[<text:span text:style-name="T4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11">string</text:span>]<text:span text:style-name="T11">int</text:span>{<text:span text:style-name="T4">"foo"</text:span>: 1, <text:span text:style-name="T4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12">
          <table:table-cell table:style-name="ce12" office:value-type="string" calcext:value-type="string">
            <text:p><text:span text:style-name="T36">n := map[</text:span><text:span text:style-name="T42">string</text:span><text:span text:style-name="T36">]</text:span><text:span text:style-name="T42">int</text:span><text:span text:style-name="T36">{</text:span><text:span text:style-name="T46">"foo"</text:span><text:span text:style-name="T36">: 1,</text:span><text:span text:style-name="T46"> "bar"</text:span><text:span text:style-name="T36">: 2}</text:span></text:p>
            <text:p/>
            <text:p><text:span text:style-name="T57">for</text:span><text:span text:style-name="T36"> key, value := </text:span><text:span text:style-name="T58">range</text:span><text:span text:style-name="T36"> n {</text:span></text:p>
            <text:p><text:span text:style-name="T36">    fmt.</text:span><text:span text:style-name="T42">Println</text:span><text:span text:style-name="T36">(</text:span><text:span text:style-name="T46">"key: "</text:span><text:span text:style-name="T36">, key, </text:span><text:span text:style-name="T46">", value: "</text:span><text:span text:style-name="T36">, value)</text:span></text:p>
          </table:table-cell>
          <table:table-cell table:style-name="ce13" office:value-type="string" calcext:value-type="string">
            <text:p><text:span text:style-name="T39">key, value := </text:span><text:span text:style-name="T64">range</text:span></text:p>
            <text:p><text:span text:style-name="T65">Выдает пары индекс-значение или ключ-значение</text:span>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5">for</text:span> key := range m {</text:p>
            <text:p>    fmt.<text:span text:style-name="T11">Println</text:span>(<text:span text:style-name="T21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5">for</text:span> idx, char := <text:span text:style-name="T5">range</text:span> <text:span text:style-name="T21">"ого" </text:span>{</text:p>
            <text:p>    fmt.<text:span text:style-name="T11">Println</text:span>(idx, char, <text:span text:style-name="T5">string</text:span>(char))</text:p>
            <text:p>}</text:p>
            <text:p><text:span text:style-name="T25">// 0 1086 о</text:span></text:p>
            <text:p><text:span text:style-name="T25">// 2 1075 г</text:span></text:p>
            <text:p><text:span text:style-name="T25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9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or idx, val := range slice { ... }</text:p>
            <text:p>for key, val := range mp { ... }</text:p>
            <text:p>for idx, char := range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s := []string{<text:span text:style-name="T4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ints := []int{7, 2, 4}</text:p>
            <text:p>sort.Ints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s := sort.IntsAreSorted(ints)</text:p>
            <text:p>fmt.<text:span text:style-name="T11">Println</text:span>(<text:span text:style-name="T4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10">type</text:span> byLength []<text:span text:style-name="T11">string</text:span></text:p>
            <text:p><text:span text:style-name="T10">func</text:span> (s byLength) Len() <text:span text:style-name="T11">int</text:span> {</text:p>
            <text:p>    <text:span text:style-name="T10">return</text:span> len(s)</text:p>
            <text:p>}</text:p>
            <text:p><text:span text:style-name="T10">func</text:span> (s byLength) Swap(i, j <text:span text:style-name="T11">int</text:span>) {</text:p>
            <text:p>    s[i], s[j] = s[j], s[i]</text:p>
            <text:p>}</text:p>
            <text:p><text:span text:style-name="T10">func</text:span> (s byLength) Less(i, j <text:span text:style-name="T11">int</text:span>) <text:span text:style-name="T11">bool</text:span> {</text:p>
            <text:p>    <text:span text:style-name="T10">return</text:span> len(s[i]) &lt; len(s[j])</text:p>
            <text:p>}</text:p>
            <text:p/>
            <text:p><text:span text:style-name="T10">func</text:span> main() {</text:p>
            <text:p>    fruits := []string{<text:span text:style-name="T4">"peach", "banana", "kiwi"</text:span>}</text:p>
            <text:p>    sort.Sort(byLength(fruits))</text:p>
            <text:p>    fmt.<text:span text:style-name="T11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5">func</text:span> Index(vs []<text:span text:style-name="T11">string</text:span>, t <text:span text:style-name="T11">string</text:span>) <text:span text:style-name="T11">int</text:span> {</text:p>
            <text:p>    <text:span text:style-name="T5">for</text:span> i, v := <text:span text:style-name="T10">range</text:span> vs {</text:p>
            <text:p>        <text:span text:style-name="T5">if</text:span> v == t {</text:p>
            <text:p>            <text:span text:style-name="T5">return</text:span> i</text:p>
            <text:p>        }</text:p>
            <text:p>    }</text:p>
            <text:p>    <text:span text:style-name="T5">return</text:span> -1</text:p>
            <text:p>}</text:p>
            <text:p/>
            <text:p><text:span text:style-name="T59">func</text:span><text:span text:style-name="T60"> Include(vs []string, t string) </text:span><text:span text:style-name="T61">bool</text:span><text:span text:style-name="T60"> {</text:span></text:p>
            <text:p><text:span text:style-name="T55">    </text:span><text:span text:style-name="T62">return</text:span><text:span text:style-name="T55"> Index(vs, t) &gt;= 0</text:span></text:p>
            <text:p><text:span text:style-name="T17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27">Проверяет, входит ли элемент в массив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0">func</text:span> <text:span text:style-name="T63">stringInSlice</text:span>(a <text:span text:style-name="T11">string</text:span>, list []<text:span text:style-name="T11">string</text:span>) <text:span text:style-name="T11">bool</text:span> {</text:p>
            <text:p>    <text:span text:style-name="T10">for</text:span> _, b := <text:span text:style-name="T10">range</text:span> list {</text:p>
            <text:p>        <text:span text:style-name="T10">if</text:span> b == a {</text:p>
            <text:p>            <text:span text:style-name="T10">return</text:span> true</text:p>
            <text:p>        }</text:p>
            <text:p>    }</text:p>
            <text:p>    <text:span text:style-name="T10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5">func</text:span> Any(vs []string, f func(string) bool) bool {</text:p>
            <text:p>    <text:span text:style-name="T5">for</text:span> _, v := range vs {</text:p>
            <text:p>        <text:span text:style-name="T5">if</text:span> f(v) {</text:p>
            <text:p>            <text:span text:style-name="T5">return true</text:span></text:p>
            <text:p>        }</text:p>
            <text:p>    }</text:p>
            <text:p>    <text:span text:style-name="T5">return</text:span> false</text:p>
            <text:p>}</text:p>
          </table:table-cell>
          <table:table-cell table:style-name="ce52" office:value-type="string" calcext:value-type="string">
            <text:p><text:span text:style-name="T17">any</text:span></text:p>
            <text:p><text:span text:style-name="T17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5">func</text:span> All(vs []string, f func(string) bool) bool {</text:p>
            <text:p>    <text:span text:style-name="T5">for</text:span> _, v := range vs {</text:p>
            <text:p>        <text:span text:style-name="T5">if </text:span>!f(v) {</text:p>
            <text:p>           <text:span text:style-name="T5"> return false</text:span></text:p>
            <text:p>        }</text:p>
            <text:p>    }</text:p>
            <text:p><text:span text:style-name="T5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5">func</text:span> Filter(vs []string, f func(string) bool) []string {</text:p>
            <text:p>    vsf := make([]string, 0)</text:p>
            <text:p>    <text:span text:style-name="T5">for</text:span> _, v := range vs {</text:p>
            <text:p>       <text:span text:style-name="T5"> if</text:span> f(v) {</text:p>
            <text:p>            vsf = append(vsf, v)</text:p>
            <text:p>        }</text:p>
            <text:p>    }</text:p>
            <text:p>    <text:span text:style-name="T5">return</text:span> vsf</text:p>
            <text:p>}</text:p>
          </table:table-cell>
          <table:table-cell table:style-name="ce52" office:value-type="string" calcext:value-type="string">
            <text:p><text:span text:style-name="T17">Возвращает новый срез,</text:span></text:p>
            <text:p><text:span text:style-name="T17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5">func</text:span> Map(vs []string, f func(string) string) []string {</text:p>
            <text:p>    vsm := make([]string, len(vs))</text:p>
            <text:p>    <text:span text:style-name="T5">for</text:span> i, v := range vs {</text:p>
            <text:p>        vsm[i] = f(v)</text:p>
            <text:p>    }</text:p>
            <text:p>    <text:span text:style-name="T5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son" table:style-name="ta5">
        <table:table-column table:style-name="co8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0">type</text:span> response1 <text:span text:style-name="T10">struct</text:span> {</text:p>
            <text:p>    Page   <text:span text:style-name="T11">int</text:span></text:p>
            <text:p>    Fruits []<text:span text:style-name="T11">string</text:span></text:p>
            <text:p>}</text:p>
            <text:p/>
            <text:p>res1D := &amp;response1{</text:p>
            <text:p>        Page:   1,</text:p>
            <text:p>        Fruits: []<text:span text:style-name="T11">string</text:span>{<text:span text:style-name="T4">"apple", "peach", "pear"</text:span>}}</text:p>
            <text:p>res1B, _ := json.Marshal(res1D)</text:p>
            <text:p>fmt.<text:span text:style-name="T11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25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str := `<text:span text:style-name="T4">{"page": 1, "fruits": ["apple", "peach"]}</text:span>`</text:p>
            <text:p>res := response2{}</text:p>
            <text:p>json.Unmarshal([]<text:span text:style-name="T10">byte</text:span>(<text:span text:style-name="T11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enc := json.NewEncoder(os.Stdout)</text:p>
            <text:p>d := <text:span text:style-name="T10">map</text:span>[<text:span text:style-name="T11">string</text:span>]<text:span text:style-name="T11">int</text:span>{<text:span text:style-name="T4">"apple"</text:span>: 5, <text:span text:style-name="T4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0">import</text:span> <text:span text:style-name="T4">"encoding/xml"</text:span></text:p>
          </table:table-cell>
          <table:table-cell table:style-name="ce52"/>
          <table:table-cell table:number-columns-repeated="1022"/>
        </table:table-row>
        <table:table-row table:style-name="ro9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3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4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9">с описанием вложенности уровней </text:span></text:p>
            <text:p/>
            <text:p/>
            <text:p><text:span text:style-name="T51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6">
        <table:table-column table:style-name="co9" table:default-cell-style-name="ce58"/>
        <table:table-column table:style-name="co10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5">const</text:span> s <text:span text:style-name="T66">string</text:span> = <text:span text:style-name="T4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0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67">var</text:span><text:span text:style-name="T68"> a </text:span><text:span text:style-name="T69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17">a:= 100</text:span></text:p>
            <text:p><text:span text:style-name="T15">a:= 100   </text:span><text:span text:style-name="T70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18">// &lt;-- jazz is new</text:span></text:p>
            <text:p>baz, foo  := someFunc()  <text:span text:style-name="T18">// &lt;-- baz is new</text:span></text:p>
            <text:p/>
            <text:p><text:span text:style-name="T10">var</text:span><text:span text:style-name="T8"> foo </text:span><text:span text:style-name="T11">int</text:span><text:span text:style-name="T8"> = 34</text:span></text:p>
            <text:p><text:span text:style-name="T10">func</text:span><text:span text:style-name="T8"> some() {</text:span></text:p>
            <text:p><text:span text:style-name="T8">  </text:span><text:span text:style-name="T18">// because foo here is scoped to some func</text:span></text:p>
            <text:p><text:span text:style-name="T8">  foo := 42  </text:span><text:span text:style-name="T18">// &lt;-- legal</text:span></text:p>
            <text:p><text:span text:style-name="T8">  foo = 314  </text:span><text:span text:style-name="T18">// &lt;-- legal</text:span></text:p>
            <text:p><text:span text:style-name="T8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71">var </text:span><text:span text:style-name="T72">a = </text:span><text:span text:style-name="T73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11">
          <table:table-cell table:style-name="ce50" office:value-type="string" calcext:value-type="string">
            <text:p><text:span text:style-name="T74">func</text:span><text:span text:style-name="T75"> (c circleStruct) nameOfFunc(argument </text:span><text:span text:style-name="T76">int</text:span><text:span text:style-name="T75">) (</text:span><text:span text:style-name="T76">float64, error)</text:span><text:span text:style-name="T75"> {</text:span></text:p>
            <text:p><text:span text:style-name="T55">    </text:span><text:span text:style-name="T77">return</text:span><text:span text:style-name="T55"> 1</text:span></text:p>
            <text:p><text:span text:style-name="T17">}</text:span></text:p>
          </table:table-cell>
          <table:table-cell table:style-name="ce50" office:value-type="string" calcext:value-type="string">
            <text:p><text:span text:style-name="T80">как пишется функция:</text:span></text:p>
            <text:p><text:span text:style-name="T12">func</text:span><text:span text:style-name="T13"> </text:span></text:p>
            <text:p><text:span text:style-name="T17">(СТРУКТУРА, к которой привязан метод, если привязан)</text:span></text:p>
            <text:p><text:span text:style-name="T17">ИМЯ ФУНКЦИИ</text:span></text:p>
            <text:p><text:span text:style-name="T17">(АРГУМЕНТЫ С ТИПАМИ) </text:span></text:p>
            <text:p><text:span text:style-name="T17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4">
          <table:table-cell table:style-name="ce20" office:value-type="string" calcext:value-type="string">
            <text:p><text:span text:style-name="T10">func</text:span> plus(a <text:span text:style-name="T11">int</text:span>, b <text:span text:style-name="T11">int</text:span>) <text:span text:style-name="T11">int</text:span> {    </text:p>
            <text:p>    <text:span text:style-name="T10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0">func</text:span> plusPlus(a, b, c <text:span text:style-name="T11">int</text:span>) <text:span text:style-name="T11">int</text:span> {</text:p>
            <text:p>    <text:span text:style-name="T10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0">func</text:span> vals() (<text:span text:style-name="T11">int, int</text:span>) {</text:p>
            <text:p>    <text:span text:style-name="T10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i, err := strconv.Atoi(s)</text:p>
            <text:p><text:span text:style-name="T10">if</text:span> err != nil {</text:p>
            <text:p>    panic(<text:span text:style-name="T4">"Not a number"</text:span>)</text:p>
            <text:p>}</text:p>
          </table:table-cell>
          <table:table-cell table:style-name="ce52" office:value-type="string" calcext:value-type="string">
            <text:p><text:span text:style-name="T9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0">func</text:span> sum(<text:span text:style-name="T51">nums</text:span><text:span text:style-name="T9"> ...</text:span><text:span text:style-name="T78">int</text:span>) {</text:p>
            <text:p>    fmt.<text:span text:style-name="T11">Print</text:span>(nums, <text:span text:style-name="T4">" "</text:span>)</text:p>
            <text:p>    total := 0</text:p>
            <text:p>    <text:span text:style-name="T10">for</text:span> _, num := <text:span text:style-name="T10">range</text:span> nums {</text:p>
            <text:p>        total += num</text:p>
            <text:p>    }</text:p>
            <text:p>    fmt.<text:span text:style-name="T11">Println</text:span>(total)</text:p>
            <text:p>}</text:p>
          </table:table-cell>
          <table:table-cell table:style-name="ce52" office:value-type="string" calcext:value-type="string">
            <text:p><text:span text:style-name="T9">Троеточие.  (как *args в питоне или ...args в js)</text:span></text:p>
            <text:p>Функция, <text:span text:style-name="T9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span text:style-name="T10">func</text:span>(msg <text:span text:style-name="T11">string</text:span>) {</text:p>
            <text:p>    fmt.<text:span text:style-name="T11">Println</text:span>(msg)</text:p>
            <text:p>}(<text:span text:style-name="T26">"going"</text:span>)</text:p>
          </table:table-cell>
          <table:table-cell table:style-name="ce52" office:value-type="string" calcext:value-type="string">
            <text:p><text:span text:style-name="T9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55">closest := sort.Search(</text:span><text:span text:style-name="T62">len</text:span><text:span text:style-name="T55">(array), </text:span><text:span text:style-name="T62">func</text:span><text:span text:style-name="T55">(i int) </text:span><text:span text:style-name="T62">bool</text:span><text:span text:style-name="T55"> { </text:span><text:span text:style-name="T62">return</text:span><text:span text:style-name="T55"> array</text:span>[i] &gt;= x })</text:p>
            <text:p><text:span text:style-name="T55">fmt.</text:span><text:span text:style-name="T79">Println</text:span><text:span text:style-name="T55">(array</text:span>[closest], <text:span text:style-name="T21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17">// ближайший сверху к `x` элемент среза `a`</text:span></text:p>
            <text:p><text:span text:style-name="T17">// 64 is the closest to 53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11" office:value-type="string" calcext:value-type="string">
            <text:p><text:span text:style-name="T17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10">func</text:span> intSeq() <text:span text:style-name="T10">func</text:span>() <text:span text:style-name="T11">int</text:span> {</text:p>
            <text:p>    i := 0</text:p>
            <text:p>    <text:span text:style-name="T10">return</text:span> <text:span text:style-name="T10">func</text:span>() <text:span text:style-name="T11">int</text:span> {</text:p>
            <text:p>        i++</text:p>
            <text:p>        <text:span text:style-name="T10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    fmt.<text:span text:style-name="T11">Println</text:span>(nextInt())</text:p>
            <text:p>    fmt.<text:span text:style-name="T11">Println</text:span>(nextInt())</text:p>
            <text:p>    fmt.<text:span text:style-name="T11">Println</text:span>(nextInt())</text:p>
            <text:p/>
            <text:p>    newInts := intSeq()</text:p>
            <text:p>    fmt.<text:span text:style-name="T11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0">func</text:span> fact(n int) int {</text:p>
            <text:p>    <text:span text:style-name="T10">if</text:span> n == 0 {</text:p>
            <text:p>        <text:span text:style-name="T10">return</text:span> 1</text:p>
            <text:p>    }</text:p>
            <text:p>    <text:span text:style-name="T10">return</text:span> n * fact(n-1)</text:p>
            <text:p>}</text:p>
            <text:p/>
            <text:p>fmt.<text:span text:style-name="T11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0">var</text:span></text:p>
            <text:p/>
            <text:p/>
            <text:p/>
            <text:p/>
            <text:p/>
            <text:p/>
            <text:p/>
            <text:p/>
            <text:p><text:span text:style-name="T8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7">
        <table:table-column table:style-name="co11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3">
          <table:table-cell office:value-type="string" calcext:value-type="string">
            <text:p><text:span text:style-name="T10">type</text:span> person <text:span text:style-name="T11">struct</text:span> {</text:p>
            <text:p>    name <text:span text:style-name="T11">string</text:span></text:p>
            <text:p>    age  <text:span text:style-name="T11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9">атрибуты</text:span>, переменные.</text:p>
            <text:p/>
            <text:p>Это может быть и просто массив</text:p>
          </table:table-cell>
        </table:table-row>
        <table:table-row table:style-name="ro3">
          <table:table-cell office:value-type="string" calcext:value-type="string">
            <text:p><text:span text:style-name="T10">func</text:span> newPerson(name <text:span text:style-name="T11">string</text:span>) *<text:span text:style-name="T11">person</text:span> {</text:p>
            <text:p>    p := person{name: name}</text:p>
            <text:p>    p.age = 42</text:p>
            <text:p>    <text:span text:style-name="T10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Возвращает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5">
          <table:table-cell office:value-type="string" calcext:value-type="string">
            <text:p><text:span text:style-name="T10">func</text:span> makePerson(name <text:span text:style-name="T11">string</text:span>) <text:span text:style-name="T11">person</text:span> {</text:p>
            <text:p>    p := person{name: name}</text:p>
            <text:p>    p.age = 42</text:p>
            <text:p>    <text:span text:style-name="T10">return</text:span> p</text:p>
            <text:p>}</text:p>
          </table:table-cell>
          <table:table-cell office:value-type="string" calcext:value-type="string">
            <text:p>Если функция-конструктор возвращает саму структуру, а не указатель — принято использовать префикс <text:span text:style-name="T8">make</text:span> вместо <text:span text:style-name="T8">new</text:span></text:p>
          </table:table-cell>
        </table:table-row>
        <table:table-row table:style-name="ro1">
          <table:table-cell office:value-type="string" calcext:value-type="string">
            <text:p><text:span text:style-name="T15">k := &amp;person{</text:span><text:span text:style-name="T81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62" office:value-type="string" calcext:value-type="string">
            <text:p><text:span text:style-name="T10">type</text:span> rect <text:span text:style-name="T11">struct</text:span> {</text:p>
            <text:p>    width, height <text:span text:style-name="T11">int</text:span></text:p>
            <text:p>}</text:p>
            <text:p/>
            <text:p><text:span text:style-name="T10">func</text:span> (r *rect) area() <text:span text:style-name="T11">int</text:span> {</text:p>
            <text:p>    <text:span text:style-name="T10">return</text:span> r.width * r.height</text:p>
            <text:p>}</text:p>
            <text:p/>
            <text:p><text:span text:style-name="T10">func</text:span> (r rect) perim() <text:span text:style-name="T11">int</text:span> {</text:p>
            <text:p>    <text:span text:style-name="T10">return</text:span> 2*r.width + 2*r.height</text:p>
            <text:p>}</text:p>
            <text:p/>
          </table:table-cell>
          <table:table-cell office:value-type="string" calcext:value-type="string">
            <text:p><text:span text:style-name="T9">Методы</text:span> структур — стоят вне структур!</text:p>
            <text:p/>
            <text:p><text:span text:style-name="T9">Ссылка</text:span> на структуру — в скобках перед именем</text:p>
          </table:table-cell>
        </table:table-row>
        <table:table-row table:style-name="ro9">
          <table:table-cell office:value-type="string" calcext:value-type="string">
            <text:p>sean := person{name: <text:span text:style-name="T4">"Sean"</text:span>, age: 50}</text:p>
            <text:p>fmt.<text:span text:style-name="T11">Println</text:span>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17">// Sean</text:span></text:p>
          </table:table-cell>
        </table:table-row>
        <table:table-row table:style-name="ro12">
          <table:table-cell office:value-type="string" calcext:value-type="string">
            <text:p>sven := &amp;person{name: <text:span text:style-name="T4">"Sven"</text:span>, age: 50}</text:p>
            <text:p>fmt.<text:span text:style-name="T11">Println</text:span>((*sven).age)</text:p>
            <text:p>fmt.<text:span text:style-name="T11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11">
          <table:table-cell office:value-type="string" calcext:value-type="string">
            <text:p><text:span text:style-name="T10">type</text:span> book <text:span text:style-name="T11">struct</text:span> {</text:p>
            <text:p>    title  <text:span text:style-name="T11">string</text:span></text:p>
            <text:p><text:span text:style-name="T55">    author </text:span><text:span text:style-name="T79">struct</text:span><text:span text:style-name="T55"> {</text:span></text:p>
            <text:p><text:span text:style-name="T15">        firstName </text:span><text:span text:style-name="T82">string</text:span></text:p>
            <text:p><text:span text:style-name="T15">        lastName  </text:span><text:span text:style-name="T82">string</text:span></text:p>
            <text:p><text:span text:style-name="T17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12">
          <table:table-cell office:value-type="string" calcext:value-type="string">
            <text:p>type comment <text:span text:style-name="T11">struct</text:span> {</text:p>
            <text:p><text:span text:style-name="T15">    text   </text:span><text:span text:style-name="T82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7">
          <table:table-cell office:value-type="string" calcext:value-type="string">
            <text:p>chris := user{</text:p>
            <text:p>    name: <text:span text:style-name="T4">"Chris"</text:span>,</text:p>
            <text:p>}</text:p>
            <text:p>c := comment{</text:p>
            <text:p>    text:   <text:span text:style-name="T4">"Gophers are awesome!"</text:span>,</text:p>
            <text:p>    author: &amp;chris,</text:p>
            <text:p>}</text:p>
            <text:p>fmt.<text:span text:style-name="T11">Printf</text:span>(<text:span text:style-name="T4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24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0">type</text:span> inn <text:span text:style-name="T11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0">
          <table:table-cell office:value-type="string" calcext:value-type="string">
            <text:p><text:span text:style-name="T10">func</text:span> (id inn) isValid() <text:span text:style-name="T11">bool</text:span> {</text:p>
            <text:p>    <text:span text:style-name="T10">if </text:span><text:span text:style-name="T63">len</text:span>(id) != 12 {</text:p>
            <text:p>        <text:span text:style-name="T10">return</text:span> false</text:p>
            <text:p>    }</text:p>
            <text:p>    <text:span text:style-name="T10">for</text:span> _, char := <text:span text:style-name="T10">range</text:span> id {</text:p>
            <text:p>       <text:span text:style-name="T10"> if</text:span> !unicode.IsDigit(char) {</text:p>
            <text:p>            <text:span text:style-name="T10">return</text:span> false</text:p>
            <text:p>        }</text:p>
            <text:p>    }</text:p>
            <text:p>    <text:span text:style-name="T10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9">новый</text:span> определяемый <text:span text:style-name="T9">тип на основе inn</text:span> — <text:span text:style-name="T9">он унаследует структуру и свойства inn, </text:span></text:p>
            <text:p><text:span text:style-name="T9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4">
          <table:table-cell office:value-type="string" calcext:value-type="string">
            <text:p><text:span text:style-name="T25">// return *Item instead of Item</text:span></text:p>
            <text:p><text:span text:style-name="T10">func</text:span> Handler(request <text:span text:style-name="T11">Request</text:span>) (*Item, <text:span text:style-name="T11">error</text:span>) {</text:p>
            <text:p><text:span text:style-name="T25">   // your code here, eg:</text:span></text:p>
            <text:p>   item := Item{}</text:p>
            <text:p>   <text:span text:style-name="T10">if</text:span> err := dynamodbattribute.UnmarshalMap(result.Item, &amp;item); err != <text:span text:style-name="T10">nil</text:span> {</text:p>
            <text:p>        <text:span text:style-name="T10">return</text:span> <text:span text:style-name="T10">nil</text:span>, err</text:p>
            <text:p>    }</text:p>
            <text:p>    <text:span text:style-name="T10">return</text:span> &amp;item, <text:span text:style-name="T10">nil</text:span></text:p>
            <text:p>}</text:p>
          </table:table-cell>
          <table:table-cell office:value-type="string" calcext:value-type="string">
            <text:p><text:span text:style-name="T9">Нельзя в переменную типа struct положить nil.</text:span></text:p>
            <text:p><text:span text:style-name="T9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11">
          <table:table-cell office:value-type="string" calcext:value-type="string">
            <text:p><text:span text:style-name="T10">type</text:span> rect <text:span text:style-name="T11">struct</text:span> {</text:p>
            <text:p>    width, height int</text:p>
            <text:p>}</text:p>
            <text:p/>
            <text:p><text:span text:style-name="T10">func</text:span> (r rect) area() <text:span text:style-name="T11">int</text:span> {</text:p>
            <text:p>    <text:span text:style-name="T10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0">funс</text:span></text:p>
          </table:table-cell>
        </table:table-row>
        <table:table-row table:style-name="ro4">
          <table:table-cell office:value-type="string" calcext:value-type="string">
            <text:p><text:span text:style-name="T10">func</text:span> (c *circle) area() <text:span text:style-name="T11">float64</text:span> {</text:p>
            <text:p>    <text:span text:style-name="T10">return</text:span> math.Pi * math.Pow(<text:span text:style-name="T10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7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17">НО если указывать значение, метод НЕ БУДЕТ изменять изначальную структуру.</text:span></text:p>
            <text:p/>
            <text:p><text:span text:style-name="T9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12">
          <table:table-cell table:style-name="ce62" office:value-type="string" calcext:value-type="string">
            <text:p>type counter struct {</text:p>
            <text:p>    value uint}</text:p>
            <text:p>func (c *counter) increment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5">
          <table:table-cell table:style-name="ce62" office:value-type="string" calcext:value-type="string">
            <text:p>type usage struct {</text:p>
            <text:p>    service <text:span text:style-name="T20">string</text:span></text:p>
            <text:p>    counter <text:span text:style-name="T20">counter</text:span>}</text:p>
            <text:p>func makeUsage(service string) usage {</text:p>
            <text:p>    return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4">
          <table:table-cell table:style-name="ce62" office:value-type="string" calcext:value-type="string">
            <text:p>usage := makeUsage(<text:span text:style-name="T21">"find"</text:span>)</text:p>
            <text:p>usage.<text:span text:style-name="T83">counter</text:span>.<text:span text:style-name="T1">increment</text:span>()</text:p>
          </table:table-cell>
          <table:table-cell table:style-name="ce62" office:value-type="string" calcext:value-type="string">
            <text:p><text:span text:style-name="T9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12">
          <table:table-cell table:style-name="ce62" office:value-type="string" calcext:value-type="string">
            <text:p>type usage struct {</text:p>
            <text:p>    service <text:span text:style-name="T20">string</text:span></text:p>
            <text:p>    <text:span text:style-name="T20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9">
          <table:table-cell office:value-type="string" calcext:value-type="string">
            <text:p>usage := makeUsage(<text:span text:style-name="T21">"find"</text:span>)</text:p>
            <text:p>usage.<text:span text:style-name="T1">increment</text:span>()</text:p>
          </table:table-cell>
          <table:table-cell office:value-type="string" calcext:value-type="string">
            <text:p>И тогда можем <text:span text:style-name="T9">напрямую использовать его методы</text:span></text:p>
            <text:p><text:span text:style-name="T9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12">
          <table:table-cell office:value-type="string" calcext:value-type="string">
            <text:p><text:span text:style-name="T10">type</text:span> geometry <text:span text:style-name="T10">interface</text:span> {</text:p>
            <text:p>    area() <text:span text:style-name="T11">float64</text:span></text:p>
            <text:p>    perim() <text:span text:style-name="T11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3">
          <table:table-cell office:value-type="string" calcext:value-type="string">
            <text:p><text:span text:style-name="T10">type</text:span> rect <text:span text:style-name="T10">struct</text:span> {</text:p>
            <text:p>    width, height <text:span text:style-name="T11">float64</text:span></text:p>
            <text:p>}</text:p>
            <text:p><text:span text:style-name="T10">type</text:span> circle <text:span text:style-name="T10">struct</text:span> {</text:p>
            <text:p>    radius <text:span text:style-name="T11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7">
          <table:table-cell office:value-type="string" calcext:value-type="string">
            <text:p><text:span text:style-name="T84">//The implementation for rects.</text:span></text:p>
            <text:p><text:span text:style-name="T10">func</text:span> (r rect) area() <text:span text:style-name="T11">float64</text:span> {</text:p>
            <text:p>    <text:span text:style-name="T10">return</text:span> r.width * r.height</text:p>
            <text:p>}</text:p>
            <text:p><text:span text:style-name="T10">func</text:span> (r rect) perim() <text:span text:style-name="T11">float64</text:span> {</text:p>
            <text:p>    <text:span text:style-name="T10">return</text:span> 2*r.width + 2*r.height</text:p>
            <text:p>}</text:p>
            <text:p/>
            <text:p><text:span text:style-name="T18">//The implementation for circles.</text:span></text:p>
            <text:p><text:span text:style-name="T10">func</text:span> (c circle) area() <text:span text:style-name="T11">float64</text:span> {</text:p>
            <text:p>    <text:span text:style-name="T10">return</text:span> math.Pi * c.radius * c.radius</text:p>
            <text:p>}</text:p>
            <text:p><text:span text:style-name="T10">func</text:span> (c circle) perim() <text:span text:style-name="T11">float64</text:span> {</text:p>
            <text:p>    <text:span text:style-name="T10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8">
          <table:table-cell office:value-type="string" calcext:value-type="string">
            <text:p><text:span text:style-name="T10">func</text:span> measure(g geometry) {</text:p>
            <text:p>    fmt.<text:span text:style-name="T11">Println</text:span>(g)</text:p>
            <text:p>    fmt.<text:span text:style-name="T11">Println</text:span>(g.area())</text:p>
            <text:p>    fmt.<text:span text:style-name="T11">Println</text:span>(g.perim())</text:p>
            <text:p>}</text:p>
            <text:p/>
            <text:p><text:span text:style-name="T10">func</text:span> <text:span text:style-name="T11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9">
          <table:table-cell office:value-type="string" calcext:value-type="string">
            <text:p><text:span text:style-name="T10">type</text:span> counter <text:span text:style-name="T20">struct</text:span> {</text:p>
            <text:p>    val <text:span text:style-name="T20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4">
          <table:table-cell office:value-type="string" calcext:value-type="string">
            <text:p><text:span text:style-name="T10">type</text:span> Counter <text:span text:style-name="T20">interface</text:span> {</text:p>
            <text:p>    increment()</text:p>
            <text:p>    value() <text:span text:style-name="T20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4">
          <table:table-cell office:value-type="string" calcext:value-type="string">
            <text:p><text:span text:style-name="T10">type</text:span> usage <text:span text:style-name="T20">struct</text:span> {</text:p>
            <text:p>    service <text:span text:style-name="T20">string</text:span></text:p>
            <text:p>    Counter}</text:p>
          </table:table-cell>
          <table:table-cell office:value-type="string" calcext:value-type="string">
            <text:p>Во внешнюю структуру <text:span text:style-name="T9">встраиваем не каунтер, а интерфейс Каунтер</text:span></text:p>
          </table:table-cell>
        </table:table-row>
        <table:table-row table:style-name="ro12">
          <table:table-cell office:value-type="string" calcext:value-type="string">
            <text:p><text:span text:style-name="T10">func</text:span> newUsage(service <text:span text:style-name="T20">string</text:span>) *<text:span text:style-name="T20">usage</text:span> {</text:p>
            <text:p>    <text:span text:style-name="T10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8">
        <table:table-column table:style-name="co11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5">
          <table:table-cell office:value-type="string" calcext:value-type="string">
            <text:p> i := 1</text:p>
            <text:p><text:span text:style-name="T5">for</text:span> i &lt;= 3 {</text:p>
            <text:p>    fmt.<text:span text:style-name="T85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5">while</text:span> из Питона</text:p>
          </table:table-cell>
        </table:table-row>
        <table:table-row table:style-name="ro12">
          <table:table-cell office:value-type="string" calcext:value-type="string">
            <text:p><text:span text:style-name="T5">for</text:span> j := 7; j &lt;= 9; j++ {</text:p>
            <text:p>        fmt.<text:span text:style-name="T85">Println</text:span>(j)</text:p>
            <text:p>    }</text:p>
          </table:table-cell>
          <table:table-cell office:value-type="string" calcext:value-type="string">
            <text:p>Классический <text:span text:style-name="T5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5">
          <table:table-cell office:value-type="string" calcext:value-type="string">
            <text:p><text:span text:style-name="T5">for</text:span> {</text:p>
            <text:p>    fmt.<text:span text:style-name="T85">Println</text:span>(<text:span text:style-name="T4">"loop"</text:span>)</text:p>
            <text:p>    <text:span text:style-name="T5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5">while True</text:span> в питоне.</text:p>
            <text:p>Оканчивается только через <text:span text:style-name="T5">break</text:span></text:p>
          </table:table-cell>
        </table:table-row>
        <table:table-row table:style-name="ro11">
          <table:table-cell office:value-type="string" calcext:value-type="string">
            <text:p><text:span text:style-name="T5">for</text:span> n := 0; n &lt;= 5; n++ {</text:p>
            <text:p>        <text:span text:style-name="T5">if</text:span> n%2 == 0 {</text:p>
            <text:p>            <text:span text:style-name="T5">continue</text:span></text:p>
            <text:p>        }</text:p>
            <text:p>        fmt.<text:span text:style-name="T85">Println</text:span>(n)</text:p>
            <text:p>    }</text:p>
            <text:p>}</text:p>
          </table:table-cell>
          <table:table-cell office:value-type="string" calcext:value-type="string">
            <text:p>Пример <text:span text:style-name="T5">continue</text:span></text:p>
          </table:table-cell>
        </table:table-row>
        <table:table-row table:style-name="ro9">
          <table:table-cell table:style-name="ce64" office:value-type="string" calcext:value-type="string">
            <text:p><text:span text:style-name="T86">for</text:span><text:span text:style-name="T87"> key, value := </text:span><text:span text:style-name="T88">range</text:span><text:span text:style-name="T87"> n {</text:span></text:p>
            <text:p><text:span text:style-name="T89">    fmt.</text:span><text:span text:style-name="T90">Println</text:span><text:span text:style-name="T89">(</text:span><text:span text:style-name="T91">"key: "</text:span><text:span text:style-name="T89">, key, </text:span><text:span text:style-name="T91">", value: "</text:span><text:span text:style-name="T89">, value)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9">
        <table:table-column table:style-name="co12" table:default-cell-style-name="ce52"/>
        <table:table-column table:style-name="co13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5">
          <table:table-cell table:style-name="ce44" office:value-type="string" calcext:value-type="string">
            <text:p><text:span text:style-name="T5">func</text:span> f(from <text:span text:style-name="T11">string</text:span>) {    </text:p>
            <text:p>    <text:span text:style-name="T5">for</text:span> i := 0; i &lt; 9; i++ {        </text:p>
            <text:p>        fmt.<text:span text:style-name="T11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8">
          <table:table-cell table:style-name="ce44" office:value-type="string" calcext:value-type="string">
            <text:p><text:span text:style-name="T5">func</text:span> main() {</text:p>
            <text:p>     f(<text:span text:style-name="T4">"direct"</text:span>)    </text:p>
            <text:p>     <text:span text:style-name="T5">go</text:span> f(<text:span text:style-name="T4">"goroutine"</text:span>)</text:p>
            <text:p>     time.Sleep(time.Second*2)    </text:p>
            <text:p>     <text:span text:style-name="T5">func</text:span>(msg string) {        </text:p>
            <text:p>          fmt.<text:span text:style-name="T11">Println</text:span>(msg)    }(<text:span text:style-name="T4">"going"</text:span>)</text:p>
            <text:p>     time.Sleep(time.Second*3)   </text:p>
            <text:p>     fmt.<text:span text:style-name="T11">Println</text:span>(<text:span text:style-name="T4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9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6">
          <table:table-cell table:style-name="ce44" office:value-type="string" calcext:value-type="string">
            <text:p><text:span text:style-name="T10">func</text:span> main() {</text:p>
            <text:p>    done := <text:span text:style-name="T10">make</text:span>(<text:span text:style-name="T10">chan</text:span> bool)</text:p>
            <text:p/>
            <text:p>    values := []string{<text:span text:style-name="T4">"a", "b", "c"</text:span>}</text:p>
            <text:p>    <text:span text:style-name="T10">for</text:span> _, v := <text:span text:style-name="T10">range</text:span> values {</text:p>
            <text:p>        <text:span text:style-name="T10">go func</text:span>() {</text:p>
            <text:p>            fmt.<text:span text:style-name="T11">Println</text:span>(v)</text:p>
            <text:p>            done &lt;- <text:span text:style-name="T10">true</text:span></text:p>
            <text:p>        }()</text:p>
            <text:p>    }</text:p>
            <text:p/>
            <text:p><text:span text:style-name="T18">    // wait for all goroutines to complete before exiting</text:span></text:p>
            <text:p>    <text:span text:style-name="T10">for</text:span> _ = <text:span text:style-name="T10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3">
          <table:table-cell table:style-name="ce44" office:value-type="string" calcext:value-type="string">
            <text:p><text:span text:style-name="T10">for</text:span> _, v := <text:span text:style-name="T10">range</text:span> values {</text:p>
            <text:p>        <text:span text:style-name="T10">go func</text:span>(u <text:span text:style-name="T11">string</text:span>) {</text:p>
            <text:p>            fmt.<text:span text:style-name="T11">Println</text:span>(u)</text:p>
            <text:p>            done &lt;- <text:span text:style-name="T10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9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11">
          <table:table-cell table:style-name="ce61" office:value-type="string" calcext:value-type="string">
            <text:p><text:span text:style-name="T10">for</text:span> _, v := <text:span text:style-name="T10">range</text:span> values {</text:p>
            <text:p>        v := v     <text:span text:style-name="T18">// create a new 'v'.</text:span></text:p>
            <text:p>        <text:span text:style-name="T10">go func</text:span>() {</text:p>
            <text:p>            fmt.<text:span text:style-name="T11">Println</text:span>(v)</text:p>
            <text:p>            done &lt;- <text:span text:style-name="T10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9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0">make</text:span>(<text:span text:style-name="T10">chan</text:span> <text:span text:style-name="T11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9">
          <table:table-cell table:style-name="ce61" office:value-type="string" calcext:value-type="string">
            <text:p><text:span text:style-name="T10">go</text:span> <text:span text:style-name="T10">func</text:span>() { messages &lt;- <text:span text:style-name="T26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9">
          <table:table-cell table:style-name="ce61" office:value-type="string" calcext:value-type="string">
            <text:p>msg := &lt;-messages</text:p>
            <text:p>fmt.<text:span text:style-name="T11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c:= make(chan string)</text:p>
            <text:p>c ←"a"  <text:span text:style-name="T18">// error</text:span></text:p>
          </table:table-cell>
          <table:table-cell table:style-name="ce61" office:value-type="string" calcext:value-type="string">
            <text:p><text:span text:style-name="T9">ОТПРАВКА В КАНАЛ, который не читают</text:span> и <text:span text:style-name="T9">БЕЗ буферизации</text:span></text:p>
            <text:p><text:span text:style-name="T9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3">
          <table:table-cell table:style-name="ce61" office:value-type="string" calcext:value-type="string">
            <text:p>messages := <text:span text:style-name="T5">make</text:span>(<text:span text:style-name="T5">chan</text:span> string, 2)</text:p>
            <text:p>    </text:p>
            <text:p>messages &lt;- <text:span text:style-name="T4">"buffered"</text:span></text:p>
            <text:p>messages &lt;- <text:span text:style-name="T4">"channel"</text:span></text:p>
            <text:p>fmt.<text:span text:style-name="T11">Println</text:span>(&lt;-messages)</text:p>
            <text:p>fmt.<text:span text:style-name="T11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9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9">
          <table:table-cell table:style-name="ce50" office:value-type="string" calcext:value-type="string">
            <text:p><text:span text:style-name="T5">package</text:span> main</text:p>
            <text:p/>
            <text:p><text:span text:style-name="T5">import</text:span> (</text:p>
            <text:p><text:span text:style-name="T4">    "fmt"</text:span></text:p>
            <text:p><text:span text:style-name="T4">    "time"</text:span></text:p>
            <text:p>)</text:p>
            <text:p/>
            <text:p><text:span text:style-name="T5">func</text:span> worker(done <text:span text:style-name="T5">chan</text:span> <text:span text:style-name="T11">bool</text:span>) {</text:p>
            <text:p>    fmt.Print(<text:span text:style-name="T4">"working..."</text:span>)</text:p>
            <text:p>    time.Sleep(time.Second)</text:p>
            <text:p>    fmt.Println(<text:span text:style-name="T4">"done"</text:span>)</text:p>
            <text:p>    done &lt;- true</text:p>
            <text:p>}</text:p>
            <text:p/>
            <text:p><text:span text:style-name="T5">func</text:span> main() {</text:p>
            <text:p>    done := <text:span text:style-name="T5">make</text:span>(<text:span text:style-name="T5">chan</text:span> <text:span text:style-name="T11">bool</text:span>, 1)</text:p>
            <text:p>    go worker(done)</text:p>
            <text:p/>
            <text:p>    ←done  <text:span text:style-name="T18"> // без этого мейн не дожидается горутину </text:span></text:p>
            <text:p><text:span text:style-name="T84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9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6">
          <table:table-cell table:style-name="ce50" office:value-type="string" calcext:value-type="string">
            <text:p><text:span text:style-name="T5">func</text:span> ping(pings <text:span text:style-name="T5">chan</text:span>&lt;- <text:span text:style-name="T11">string</text:span>, msg <text:span text:style-name="T11">string</text:span>) {</text:p>
            <text:p>    pings &lt;- msg</text:p>
            <text:p>}</text:p>
            <text:p/>
            <text:p><text:span text:style-name="T5">func</text:span> pong(pings &lt;-<text:span text:style-name="T5">chan</text:span> <text:span text:style-name="T11">string</text:span>, pongs <text:span text:style-name="T5">chan</text:span>&lt;- <text:span text:style-name="T11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9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    jobs := <text:span text:style-name="T10">make</text:span>(<text:span text:style-name="T10">chan</text:span> int, 5)</text:p>
            <text:p>    done := <text:span text:style-name="T10">make</text:span>(<text:span text:style-name="T10">chan</text:span> bool)</text:p>
            <text:p/>
            <text:p>    <text:span text:style-name="T10">go func</text:span>() {</text:p>
            <text:p>        <text:span text:style-name="T10">for</text:span> {</text:p>
            <text:p>            j, more := &lt;-jobs</text:p>
            <text:p>            <text:span text:style-name="T10">if</text:span> more {fmt.Println(<text:span text:style-name="T4">"received job"</text:span>, j)} </text:p>
            <text:p><text:span text:style-name="T10">            else</text:span> {fmt.Println(<text:span text:style-name="T4">"received all jobs"</text:span>)</text:p>
            <text:p>                done &lt;- true</text:p>
            <text:p>                <text:span text:style-name="T10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<text:span text:style-name="T55">    </text:span><text:span text:style-name="T77">for</text:span><text:span text:style-name="T55"> j := 1; j &lt;= 3; j++ {</text:span></text:p>
            <text:p><text:span text:style-name="T17">        jobs &lt;- j</text:span></text:p>
            <text:p><text:span text:style-name="T17">        fmt.Println("sent job", j)</text:span></text:p>
            <text:p><text:span text:style-name="T17">    }</text:span></text:p>
            <text:p><text:span text:style-name="T55">    </text:span><text:span text:style-name="T77">close</text:span><text:span text:style-name="T55">(jobs)</text:span></text:p>
            <text:p><text:span text:style-name="T17">    fmt.Println("sent all jobs")</text:span></text:p>
            <text:p><text:span text:style-name="T17">    ←done</text:span></text:p>
          </table:table-cell>
          <table:table-cell office:value-type="string" calcext:value-type="string">
            <text:p><text:span text:style-name="T9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    queue := make(chan string, 2)</text:p>
            <text:p>    queue &lt;- <text:span text:style-name="T4">"one"</text:span></text:p>
            <text:p>    queue &lt;- <text:span text:style-name="T4">"two"</text:span></text:p>
            <text:p>    <text:span text:style-name="T10">close</text:span>(queue)</text:p>
            <text:p/>
            <text:p>    <text:span text:style-name="T10">for</text:span> elem := <text:span text:style-name="T10">range</text:span> queue {</text:p>
            <text:p>        fmt.<text:span text:style-name="T11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17">ИТЕРАЦИЯ по каналу.</text:span></text:p>
          </table:table-cell>
          <table:table-cell table:number-columns-repeated="1022"/>
        </table:table-row>
        <table:table-row table:style-name="ro4">
          <table:table-cell table:style-name="ce50" office:value-type="string" calcext:value-type="string">
            <text:p><text:span text:style-name="T10">for</text:span> _ = <text:span text:style-name="T10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<text:span text:style-name="T10">func</text:span> main() {</text:p>
            <text:p>    c1 := make(chan string)</text:p>
            <text:p>    c2 := make(chan string)</text:p>
            <text:p/>
            <text:p>    <text:span text:style-name="T10">go</text:span> <text:span text:style-name="T10">func</text:span>() {</text:p>
            <text:p>        time.Sleep(1 * time.Second)</text:p>
            <text:p>        c1 &lt;<text:span text:style-name="T4">- "one"</text:span></text:p>
            <text:p>    }()</text:p>
            <text:p>    <text:span text:style-name="T10">go func</text:span>() {</text:p>
            <text:p>        time.Sleep(2 * time.Second)</text:p>
            <text:p>        c2 &lt;- <text:span text:style-name="T4">"two"</text:span></text:p>
            <text:p>    }()</text:p>
            <text:p/>
            <text:p>    <text:span text:style-name="T10">for</text:span> i := 0; i &lt; 2; i++ {</text:p>
            <text:p>        <text:span text:style-name="T10">select</text:span> {</text:p>
            <text:p>        <text:span text:style-name="T10">case</text:span> msg1 := &lt;-c1:</text:p>
            <text:p>            fmt.Println(<text:span text:style-name="T4">"received "</text:span>, msg1)</text:p>
            <text:p>        <text:span text:style-name="T10">case</text:span> msg2 := &lt;-c2:</text:p>
            <text:p>            fmt.Println(<text:span text:style-name="T4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25">// timeout 1</text:span></text:p>
            <text:p><text:span text:style-name="T25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9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span text:style-name="T12">select</text:span><text:span text:style-name="T13"> {</text:span></text:p>
            <text:p><text:span text:style-name="T55">    </text:span><text:span text:style-name="T77">case</text:span><text:span text:style-name="T55"> msg := &lt;-messages:</text:span></text:p>
            <text:p><text:span text:style-name="T55">        fmt.Println(</text:span><text:span text:style-name="T92">"received message"</text:span><text:span text:style-name="T55">, msg)</text:span></text:p>
            <text:p><text:span text:style-name="T55">    </text:span><text:span text:style-name="T77">case</text:span><text:span text:style-name="T55"> sig := &lt;-signals:</text:span></text:p>
            <text:p><text:span text:style-name="T55">        fmt.Println(</text:span><text:span text:style-name="T92">"received signal"</text:span><text:span text:style-name="T55">, sig)</text:span></text:p>
            <text:p><text:span text:style-name="T55">    </text:span><text:span text:style-name="T77">default</text:span><text:span text:style-name="T55">:</text:span></text:p>
            <text:p><text:span text:style-name="T55">        fmt.Println(</text:span><text:span text:style-name="T92">"no activity"</text:span><text:span text:style-name="T55">)</text:span></text:p>
            <text:p><text:span text:style-name="T17">    }</text:span></text:p>
          </table:table-cell>
          <table:table-cell office:value-type="string" calcext:value-type="string">
            <text:p><text:span text:style-name="T9">НЕБЛОКИРУЮЩИЙ Селект на приём</text:span>.</text:p>
            <text:p/>
            <text:p/>
            <text:p/>
            <text:p/>
            <text:p><text:span text:style-name="T10">default</text:span> отвечает за случай отсутствия сообщени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  msg := <text:span text:style-name="T4">"hi"</text:span></text:p>
            <text:p>    <text:span text:style-name="T10">select</text:span> {</text:p>
            <text:p>    <text:span text:style-name="T10">case</text:span> messages &lt;- msg:</text:p>
            <text:p>        fmt.Println(<text:span text:style-name="T4">"sent message"</text:span>, msg)</text:p>
            <text:p>    <text:span text:style-name="T10">default</text:span>:</text:p>
            <text:p>        fmt.Println(<text:span text:style-name="T4">"no message sent"</text:span>)</text:p>
            <text:p>    }</text:p>
            <text:p/>
          </table:table-cell>
          <table:table-cell office:value-type="string" calcext:value-type="string">
            <text:p><text:span text:style-name="T9">НЕБЛОКИРУЮЩИЙ СЕЛЕКТ на отправку.</text:span></text:p>
            <text:p/>
            <text:p>Если бы не было <text:span text:style-name="T10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0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17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pan text:style-name="T10">package</text:span> main</text:p>
            <text:p/>
            <text:p><text:span text:style-name="T5">import</text:span> <text:span text:style-name="T93">"fmt"</text:span></text:p>
            <text:p><text:span text:style-name="T5">import</text:span> <text:span text:style-name="T93">"sync"</text:span></text:p>
            <text:p/>
            <text:p><text:span text:style-name="T5">var</text:span> wg sync.WaitGroup <text:span text:style-name="T94">// 1</text:span></text:p>
            <text:p/>
            <text:p><text:span text:style-name="T5">func</text:span> routine() {</text:p>
            <text:p>    <text:span text:style-name="T11">defer</text:span> wg.Done() <text:span text:style-name="T94">// 3</text:span></text:p>
            <text:p>    fmt.<text:span text:style-name="T11">Println</text:span>(<text:span text:style-name="T93">"routine finished"</text:span>)</text:p>
            <text:p>}</text:p>
            <text:p/>
            <text:p><text:span text:style-name="T5">func</text:span> main() {</text:p>
            <text:p>    wg.Add(1) <text:span text:style-name="T94">// 2</text:span></text:p>
            <text:p>    go routine() <text:span text:style-name="T94">// *</text:span></text:p>
            <text:p>    wg.Wait() <text:span text:style-name="T94">// 4</text:span></text:p>
            <text:p>    fmt.Println(<text:span text:style-name="T93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6">
          <table:table-cell office:value-type="string" calcext:value-type="string">
            <text:p>    <text:span text:style-name="T10">var</text:span> wg sync.WaitGroup</text:p>
            <text:p/>
            <text:p>    <text:span text:style-name="T10">for</text:span> i := 1; i &lt;= 5; i++ {</text:p>
            <text:p>        wg.Add(1)</text:p>
            <text:p/>
            <text:p>        i := i</text:p>
            <text:p/>
            <text:p>        <text:span text:style-name="T10">go func</text:span>() {</text:p>
            <text:p>            <text:span text:style-name="T11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5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11">Println</text:span>("<text:span text:style-name="T4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102">// Timer 1 fired</text:span></text:p>
            <text:p/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<text:span text:style-name="T17">    timer2 := time.NewTimer(time.Second)</text:span></text:p>
            <text:p><text:span text:style-name="T55">    </text:span><text:span text:style-name="T77">go func</text:span><text:span text:style-name="T55">() {</text:span></text:p>
            <text:p><text:span text:style-name="T17">        &lt;-timer2.C</text:span></text:p>
            <text:p><text:span text:style-name="T95">        fmt.</text:span><text:span text:style-name="T96">Println</text:span><text:span text:style-name="T95">(</text:span><text:span text:style-name="T97">"Timer 2 fired"</text:span><text:span text:style-name="T95">)</text:span></text:p>
            <text:p><text:span text:style-name="T17">    }()</text:span></text:p>
            <text:p><text:span text:style-name="T17">    stop2 := timer2.Stop()</text:span></text:p>
            <text:p><text:span text:style-name="T55">    </text:span><text:span text:style-name="T77">if</text:span><text:span text:style-name="T55"> stop2 {</text:span></text:p>
            <text:p><text:span text:style-name="T95">        fmt.</text:span><text:span text:style-name="T96">Println</text:span><text:span text:style-name="T95">(</text:span><text:span text:style-name="T97">"Timer 2 stopped"</text:span><text:span text:style-name="T95">)</text:span></text:p>
            <text:p><text:span text:style-name="T17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9">остановить таймер</text:span></text:p>
            <text:p/>
            <text:p><text:span text:style-name="T84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8">
          <table:table-cell office:value-type="string" calcext:value-type="string">
            <text:p>    ticker := time.NewTicker(500 * time.Millisecond)</text:p>
            <text:p>    done := <text:span text:style-name="T10">make</text:span>(<text:span text:style-name="T10">chan</text:span> bool)</text:p>
            <text:p/>
            <text:p>    <text:span text:style-name="T10">go func</text:span>() {</text:p>
            <text:p>        <text:span text:style-name="T10">for</text:span> {</text:p>
            <text:p>            select {</text:p>
            <text:p>            case &lt;-done:</text:p>
            <text:p>                <text:span text:style-name="T10">return</text:span></text:p>
            <text:p>            case t := &lt;-ticker.C:</text:p>
            <text:p>                fmt.<text:span text:style-name="T11">Println</text:span>(<text:span text:style-name="T4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<text:span text:style-name="T17">    time.Sleep(1600 * time.Millisecond)</text:span></text:p>
            <text:p><text:span text:style-name="T17">    ticker.Stop()</text:span></text:p>
            <text:p><text:span text:style-name="T15">    done &lt;- </text:span><text:span text:style-name="T98">true</text:span></text:p>
            <text:p><text:span text:style-name="T95">    fmt.</text:span><text:span text:style-name="T96">Println</text:span><text:span text:style-name="T95">(</text:span><text:span text:style-name="T97">"Ticker stopped"</text:span><text:span text:style-name="T95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    limiter := time.Tick(200 * time.Millisecond)</text:p>
            <text:p>    <text:span text:style-name="T10">for</text:span> req := <text:span text:style-name="T10">range</text:span> requests {</text:p>
            <text:p>        &lt;-limiter</text:p>
            <text:p>        fmt.<text:span text:style-name="T11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<text:span text:style-name="T95">    burstyLimiter := </text:span><text:span text:style-name="T99">make</text:span><text:span text:style-name="T95">(</text:span><text:span text:style-name="T99">chan</text:span><text:span text:style-name="T95"> time.Time, 3)</text:span></text:p>
            <text:p><text:span text:style-name="T55">    </text:span><text:span text:style-name="T77">for</text:span><text:span text:style-name="T55"> i := 0; i &lt; 3; i++ {</text:span></text:p>
            <text:p><text:span text:style-name="T17">        burstyLimiter &lt;- time.Now()</text:span></text:p>
            <text:p><text:span text:style-name="T17">    }</text:span></text:p>
            <text:p/>
            <text:p><text:span text:style-name="T55">    </text:span><text:span text:style-name="T77">go func</text:span><text:span text:style-name="T55">() {</text:span></text:p>
            <text:p><text:span text:style-name="T55">        </text:span><text:span text:style-name="T77">for</text:span><text:span text:style-name="T55"> t := range time.Tick(200 * time.Millisecond) {</text:span></text:p>
            <text:p><text:span text:style-name="T17">            burstyLimiter &lt;- t</text:span></text:p>
            <text:p><text:span text:style-name="T17">    } }()</text:span></text:p>
            <text:p/>
            <text:p><text:span text:style-name="T17">    burstyRequests := </text:span><text:span text:style-name="T100">make</text:span><text:span text:style-name="T17">(</text:span><text:span text:style-name="T100">chan</text:span><text:span text:style-name="T17"> </text:span><text:span text:style-name="T101">int</text:span><text:span text:style-name="T17">, 5)</text:span></text:p>
            <text:p><text:span text:style-name="T55">    </text:span><text:span text:style-name="T77">for</text:span><text:span text:style-name="T55"> i := 1; i &lt;= 5; i++ {</text:span></text:p>
            <text:p><text:span text:style-name="T17">        burstyRequests &lt;- i</text:span></text:p>
            <text:p><text:span text:style-name="T17">    }</text:span></text:p>
            <text:p><text:span text:style-name="T55">    </text:span><text:span text:style-name="T77">close</text:span><text:span text:style-name="T55">(burstyRequests)</text:span></text:p>
            <text:p><text:span text:style-name="T95">    </text:span><text:span text:style-name="T99">for</text:span><text:span text:style-name="T95"> req := </text:span><text:span text:style-name="T99">range</text:span><text:span text:style-name="T95"> burstyRequests {</text:span></text:p>
            <text:p><text:span text:style-name="T17">        &lt;-burstyLimiter</text:span></text:p>
            <text:p><text:span text:style-name="T55">        fmt.</text:span><text:span text:style-name="T79">Println</text:span><text:span text:style-name="T55">("request", req, time.Now())</text:span></text:p>
            <text:p><text:span text:style-name="T17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    <text:span text:style-name="T10">for</text:span> w := 1; w &lt;= 3; w++ {</text:p>
            <text:p>        <text:span text:style-name="T10">go</text:span> worker(w, jobs, results)</text:p>
            <text:p>    }</text:p>
            <text:p/>
            <text:p>    <text:span text:style-name="T10">for</text:span> j := 1; j &lt;= numJobs; j++ {</text:p>
            <text:p>        jobs &lt;- j</text:p>
            <text:p>    }</text:p>
            <text:p>    <text:span text:style-name="T10">close</text:span>(jobs)</text:p>
            <text:p/>
            <text:p>    <text:span text:style-name="T10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10">
        <table:table-column table:style-name="co14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">import</text:span> (</text:p>
            <text:p>  <text:span text:style-name="T26">  "errors"</text:span></text:p>
            <text:p><text:span text:style-name="T26">    "fmt"</text:span></text:p>
            <text:p>)</text:p>
            <text:p/>
            <text:p><text:span text:style-name="T10">func</text:span> f1(arg <text:span text:style-name="T11">int</text:span>) (<text:span text:style-name="T11">int</text:span>, <text:span text:style-name="T11">error</text:span>) {</text:p>
            <text:p>    <text:span text:style-name="T10">if</text:span> arg == 42 {</text:p>
            <text:p>        <text:span text:style-name="T10">return</text:span> -1, errors.New(<text:span text:style-name="T26">"can't work with 42"</text:span>)</text:p>
            <text:p>    }</text:p>
            <text:p/>
            <text:p>    <text:span text:style-name="T10">return</text:span> arg + 3, <text:span text:style-name="T10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17">Создаём ошибку с помощью </text:span></text:p>
            <text:p><text:span text:style-name="T15">errors.New(</text:span><text:span text:style-name="T81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0">type</text:span> argError <text:span text:style-name="T10">struct</text:span> {</text:p>
            <text:p>     arg <text:span text:style-name="T20"> int </text:span>   </text:p>
            <text:p>     prob <text:span text:style-name="T20">string</text:span>}</text:p>
            <text:p/>
            <text:p><text:span text:style-name="T10">func</text:span> (e *argError) Error() <text:span text:style-name="T20">string</text:span> {</text:p>
            <text:p>    <text:span text:style-name="T10">return</text:span> fmt.Sprintf(<text:span text:style-name="T21">"%d - %s"</text:span>, e.arg, e.prob)}</text:p>
            <text:p/>
            <text:p><text:span text:style-name="T10">func</text:span> f2(arg <text:span text:style-name="T20">int</text:span>) (<text:span text:style-name="T20">int</text:span>, error) {</text:p>
            <text:p>    <text:span text:style-name="T10">if</text:span> arg == 42 {</text:p>
            <text:p>        <text:span text:style-name="T10">return</text:span> -1, &amp;argError{arg, <text:span text:style-name="T21">"can't work with it"</text:span>}    </text:p>
            <text:p>    }    </text:p>
            <text:p>    <text:span text:style-name="T10">return</text:span> arg + 3, <text:span text:style-name="T10">nil</text:span>}</text:p>
          </table:table-cell>
          <table:table-cell table:style-name="ce52" office:value-type="string" calcext:value-type="string">
            <text:p>Создание <text:span text:style-name="T9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9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_, err := indexOf(src, <text:span text:style-name="T21">"js"</text:span>)</text:p>
            <text:p><text:span text:style-name="T10">if</text:span> err, ok := err.(*lookupError); ok {</text:p>
            <text:p>    fmt.<text:span text:style-name="T20">Println</text:span>(<text:span text:style-name="T21">"err.src:"</text:span>, err.src)</text:p>
            <text:p>    fmt.<text:span text:style-name="T20">Println</text:span>(<text:span text:style-name="T21">"err.substr:"</text:span>, err.substr)</text:p>
            <text:p>}</text:p>
            <text:p><text:span text:style-name="T25">// err.src: go is awesome</text:span></text:p>
            <text:p><text:span text:style-name="T25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package <text:span text:style-name="T11">main</text:span></text:p>
            <text:p/>
            <text:p><text:span text:style-name="T10">import</text:span> (</text:p>
            <text:p><text:span text:style-name="T26">  "os"</text:span></text:p>
            <text:p>)</text:p>
            <text:p/>
            <text:p><text:span text:style-name="T10">func</text:span> main() {</text:p>
            <text:p>  f, _ := os.Open(<text:span text:style-name="T26">"defer.py"</text:span>)</text:p>
            <text:p>  <text:span text:style-name="T11">defer</text:span> f.Close()</text:p>
            <text:p><text:span text:style-name="T25">  // теперь вы можете читать из f</text:span></text:p>
            <text:p><text:span text:style-name="T25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9">Отложенная неизбежная операция, </text:span></text:p>
            <text:p><text:span text:style-name="T9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0">panic</text:span>(<text:span text:style-name="T4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_, err := os.Create(<text:span text:style-name="T4">"/tmp/file"</text:span>)</text:p>
            <text:p>    <text:span text:style-name="T10">if </text:span>err != <text:span text:style-name="T10">nil</text:span> {</text:p>
            <text:p>        <text:span text:style-name="T10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    <text:span text:style-name="T11">defer</text:span> <text:span text:style-name="T10">func</text:span>() {</text:p>
            <text:p>        <text:span text:style-name="T10">if</text:span> r := <text:span text:style-name="T10">recover</text:span>(); r != <text:span text:style-name="T10">nil</text:span> {</text:p>
            <text:p>            fmt.<text:span text:style-name="T11">Println</text:span>(<text:span text:style-name="T4">"Recovered. Error:\n"</text:span>, r)</text:p>
            <text:p>        }</text:p>
            <text:p>    }()</text:p>
            <text:p/>
            <text:p>    <text:span text:style-name="T10">panic</text:span>()</text:p>
            <text:p>    fmt.<text:span text:style-name="T11">Println</text:span>(<text:span text:style-name="T4">"After panic()"</text:span>)   <text:span text:style-name="T18">// не сработает</text:span></text:p>
          </table:table-cell>
          <table:table-cell table:style-name="ce52" office:value-type="string" calcext:value-type="string">
            <text:p><text:span text:style-name="T9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4">
          <table:table-cell table:style-name="ce50" office:value-type="string" calcext:value-type="string">
            <text:p><text:span text:style-name="T10">func</text:span> protect(fn <text:span text:style-name="T20">func</text:span>()) {</text:p>
            <text:p>    <text:span text:style-name="T10">defer</text:span> func() {</text:p>
            <text:p>        <text:span text:style-name="T10">if</text:span> err := <text:span text:style-name="T10">recover</text:span>(); err != <text:span text:style-name="T10">nil</text:span> {</text:p>
            <text:p>            fmt.Println(<text:span text:style-name="T21">"ERROR:"</text:span>, err)</text:p>
            <text:p>        } <text:span text:style-name="T10">else</text:span> {</text:p>
            <text:p>            fmt.Println(<text:span text:style-name="T21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11">
        <table:table-column table:style-name="co15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9">
          <table:table-cell office:value-type="string" calcext:value-type="string">
            <text:p>f, _ := os.Open("defer.py")</text:p>
            <text:p><text:span text:style-name="T11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4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7">
          <table:table-cell table:style-name="ce62" office:value-type="string" calcext:value-type="string">
            <text:p><text:span text:style-name="T10">func</text:span> createFile(p <text:span text:style-name="T11">string</text:span>) *os.File {</text:p>
            <text:p>    fmt.Println("creating")</text:p>
            <text:p>    f, err := os.Create(p)</text:p>
            <text:p>   <text:span text:style-name="T10"> if</text:span> err != nil {</text:p>
            <text:p>        <text:span text:style-name="T10">panic</text:span>(err)</text:p>
            <text:p>    }</text:p>
            <text:p>    <text:span text:style-name="T10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12">
          <table:table-cell office:value-type="string" calcext:value-type="string">
            <text:p><text:span text:style-name="T12">func</text:span><text:span text:style-name="T13"> writeFile(f *os.File) {</text:span></text:p>
            <text:p><text:span text:style-name="T55">    fmt.Println(</text:span><text:span text:style-name="T92">"writing"</text:span><text:span text:style-name="T55">)</text:span></text:p>
            <text:p><text:span text:style-name="T55">    fmt.Fprintln(f, </text:span><text:span text:style-name="T92">"data"</text:span><text:span text:style-name="T55">)</text:span></text:p>
            <text:p><text:span text:style-name="T17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11">
          <table:table-cell office:value-type="string" calcext:value-type="string">
            <text:p><text:span text:style-name="T12">func</text:span><text:span text:style-name="T13"> closeFile(f *os.File) {</text:span></text:p>
            <text:p><text:span text:style-name="T55">    fmt.Println(</text:span><text:span text:style-name="T92">"closing"</text:span><text:span text:style-name="T55">)</text:span></text:p>
            <text:p><text:span text:style-name="T17">    err := f.Close()</text:span></text:p>
            <text:p><text:span text:style-name="T55">    </text:span><text:span text:style-name="T77">if </text:span><text:span text:style-name="T55">err != nil {</text:span></text:p>
            <text:p><text:span text:style-name="T55">        fmt.Fprintf(os.Stderr, </text:span><text:span text:style-name="T92">"error: %v\n"</text:span><text:span text:style-name="T55">, err)</text:span></text:p>
            <text:p><text:span text:style-name="T17">        os.Exit(1)</text:span></text:p>
            <text:p><text:span text:style-name="T17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12">
        <table:table-column table:style-name="co16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Атомарный счётчик</text:p>
          </table:table-cell>
          <table:table-cell table:style-name="ce55"/>
          <table:table-cell table:number-columns-repeated="1022"/>
        </table:table-row>
        <table:table-row table:style-name="ro22">
          <table:table-cell table:style-name="ce52" office:value-type="string" calcext:value-type="string">
            <text:p>    <text:span text:style-name="T10">var</text:span> ops uint64</text:p>
            <text:p>    <text:span text:style-name="T10">var</text:span> wg sync.WaitGroup</text:p>
            <text:p/>
            <text:p>    <text:span text:style-name="T10">for</text:span> i := 0; i &lt; 50; i++ {</text:p>
            <text:p>        wg.Add(1)</text:p>
            <text:p/>
            <text:p>        <text:span text:style-name="T10">go func</text:span>() {</text:p>
            <text:p>            <text:span text:style-name="T10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17">инкременирует атомарной операцией </text:span></text:p>
            <text:p><text:span text:style-name="T17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5">mu.Lock() </text:span><text:span text:style-name="T70">// Блокирует мьютекс</text:span></text:p>
            <text:p><text:span text:style-name="T103">defer</text:span><text:span text:style-name="T68"> mu.Unlock() </text:span><text:span text:style-name="T104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55">    </text:span><text:span text:style-name="T77">var</text:span><text:span text:style-name="T55"> state = make(map[int]int)</text:span></text:p>
            <text:p><text:span text:style-name="T55">    </text:span><text:span text:style-name="T77">var</text:span><text:span text:style-name="T55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11">
        <table:table-column table:style-name="co17" table:number-columns-repeated="2" table:default-cell-style-name="ce27"/>
        <table:table-row table:style-name="ro1">
          <table:table-cell table:style-name="ce55" table:number-columns-repeated="2"/>
        </table:table-row>
        <table:table-row table:style-name="ro12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7">
          <table:table-cell table:style-name="ce52" office:value-type="string" calcext:value-type="string">
            <text:p/>
            <text:p/>
            <text:p><text:span text:style-name="T17">    then := time.Date(</text:span></text:p>
            <text:p><text:span text:style-name="T17">        2009, 11, 17, 20, 34, 58, 651387237, time.UTC)</text:span></text:p>
            <text:p><text:span text:style-name="T17">    p(then)</text:span></text:p>
            <text:p/>
            <text:p><text:span text:style-name="T17">    p(then.Year())</text:span></text:p>
            <text:p><text:span text:style-name="T17">    p(then.Month())</text:span></text:p>
            <text:p><text:span text:style-name="T17">    p(then.Day())</text:span></text:p>
            <text:p><text:span text:style-name="T17">    p(then.Hour())</text:span></text:p>
            <text:p><text:span text:style-name="T17">    p(then.Minute())</text:span></text:p>
            <text:p><text:span text:style-name="T17">    p(then.Second())</text:span></text:p>
            <text:p><text:span text:style-name="T17">    p(then.Nanosecond())</text:span></text:p>
            <text:p><text:span text:style-name="T17">    p(then.Location())</text:span></text:p>
            <text:p/>
            <text:p/>
          </table:table-cell>
          <table:table-cell table:style-name="ce52"/>
        </table:table-row>
        <table:table-row table:style-name="ro16">
          <table:table-cell table:style-name="ce52" office:value-type="string" calcext:value-type="string">
            <text:p><text:span text:style-name="T17">    p(then.Weekday())</text:span></text:p>
            <text:p/>
            <text:p><text:span text:style-name="T17">    p(then.Before(now))</text:span></text:p>
            <text:p><text:span text:style-name="T17">    p(then.After(now))</text:span></text:p>
            <text:p><text:span text:style-name="T17">    p(then.Equal(now))</text:span></text:p>
            <text:p/>
            <text:p><text:span text:style-name="T17">    diff := now.Sub(then)</text:span></text:p>
            <text:p><text:span text:style-name="T17">    p(diff)</text:span></text:p>
            <text:p/>
          </table:table-cell>
          <table:table-cell table:style-name="ce52"/>
        </table:table-row>
        <table:table-row table:style-name="ro7">
          <table:table-cell table:style-name="ce52" office:value-type="string" calcext:value-type="string">
            <text:p><text:span text:style-name="T17">    p(diff.Hours())</text:span></text:p>
            <text:p><text:span text:style-name="T17">    p(diff.Minutes())</text:span></text:p>
            <text:p><text:span text:style-name="T17">    p(diff.Seconds())</text:span></text:p>
            <text:p><text:span text:style-name="T17">    p(diff.Nanoseconds())</text:span></text:p>
            <text:p/>
            <text:p/>
            <text:p><text:span text:style-name="T17">    p(then.Add(diff))</text:span></text:p>
            <text:p><text:span text:style-name="T17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9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21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Epoch</text:p>
          </table:table-cell>
          <table:table-cell table:style-name="ce55"/>
        </table:table-row>
        <table:table-row table:style-name="ro1">
          <table:table-cell table:style-name="ce52" table:number-columns-repeated="2"/>
        </table:table-row>
        <table:table-row table:style-name="ro8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Time Formatting / Parsing</text:p>
          </table:table-cell>
          <table:table-cell table:style-name="ce55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th, rand" table:style-name="ta12">
        <table:table-column table:style-name="co18" table:default-cell-style-name="ce58"/>
        <table:table-column table:style-name="co19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105">"math/rand"</text:span></text:p>
          </table:table-cell>
          <table:table-cell table:style-name="ce52"/>
          <table:table-cell table:number-columns-repeated="1022"/>
        </table:table-row>
        <table:table-row table:style-name="ro4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9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rand.Shuffle(<text:span text:style-name="T10">len</text:span>(slice), <text:span text:style-name="T10">func</text:span>(i, j <text:span text:style-name="T11">int</text:span>) {</text:p>
            <text:p><text:span text:style-name="T17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7">
        <table:table-column table:style-name="co20" table:number-columns-repeated="2" table:default-cell-style-name="ce27"/>
        <table:table-row table:style-name="ro1">
          <table:table-cell table:style-name="ce82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 style:data-style-name="N2" text:time-value="21:01:33.22245168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1-04T00:52:05.378309285</dc:date>
    <meta:editing-duration>P4DT15H10M26S</meta:editing-duration>
    <meta:editing-cycles>1300</meta:editing-cycles>
    <meta:document-statistic meta:table-count="15" meta:cell-count="625" meta:object-count="0"/>
  </office:meta>
</office:document-meta>
</file>